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120000000B698A84585115E332.png" manifest:media-type="image/png"/>
  <manifest:file-entry manifest:full-path="Pictures/100002010000002400000012687BBC89E40C73BA.png" manifest:media-type="image/png"/>
  <manifest:file-entry manifest:full-path="Pictures/100002010000001E0000001B27215A8EAE8FD340.png" manifest:media-type="image/png"/>
  <manifest:file-entry manifest:full-path="Pictures/100002010000002D0000002E0DE03EFA4FBD360B.png" manifest:media-type="image/png"/>
  <manifest:file-entry manifest:full-path="Pictures/100002010000003C000000534E3E444F6FEE9744.png" manifest:media-type="image/png"/>
  <manifest:file-entry manifest:full-path="Pictures/10000201000000C80000000EC5A03BF77C8E43C3.png" manifest:media-type="image/png"/>
  <manifest:file-entry manifest:full-path="Pictures/100002010000020D00000014F14194025B4ECA55.png" manifest:media-type="image/png"/>
  <manifest:file-entry manifest:full-path="Pictures/100002010000001E0000001E7165C71F2BF12FE3.png" manifest:media-type="image/png"/>
  <manifest:file-entry manifest:full-path="Pictures/10000201000000240000002465B54805279FCCF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1" svg:font-family="'Liberation Mono'" style:font-family-generic="modern" style:font-pitch="fixed"/>
    <style:font-face style:name="NSimSun2" svg:font-family="NSimSun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NSimSun1" svg:font-family="NSimSun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e0" draw:textarea-horizontal-align="justify" draw:textarea-vertical-align="middle" draw:auto-grow-height="false" fo:min-height="12.748cm" fo:min-width="26.398cm"/>
    </style:style>
    <style:style style:name="gr2" style:family="graphic" style:parent-style-name="standard">
      <style:graphic-properties draw:stroke="dash" draw:stroke-dash="Long_20_Dash" svg:stroke-color="#000000" draw:textarea-vertical-align="middle"/>
    </style:style>
    <style:style style:name="gr3" style:family="graphic" style:parent-style-name="standard">
      <style:graphic-properties draw:stroke="none" draw:fill="solid" draw:fill-color="#2a6099" draw:textarea-horizontal-align="justify" draw:textarea-vertical-align="middle" draw:auto-grow-height="false" fo:min-height="1.532cm" fo:min-width="11.1cm"/>
    </style:style>
    <style:style style:name="gr4" style:family="graphic" style:parent-style-name="standard">
      <style:graphic-properties draw:stroke="none" draw:fill="solid" draw:fill-color="#2a6099" draw:textarea-horizontal-align="justify" draw:textarea-vertical-align="middle" draw:auto-grow-height="false" fo:min-height="1.782cm" fo:min-width="11.1cm"/>
    </style:style>
    <style:style style:name="gr5" style:family="graphic" style:parent-style-name="standard">
      <style:graphic-properties draw:stroke="none" draw:fill="solid" draw:fill-color="#2a6099" draw:textarea-horizontal-align="justify" draw:textarea-vertical-align="middle" draw:auto-grow-height="false" fo:min-height="0.704cm" fo:min-width="11.1cm"/>
    </style:style>
    <style:style style:name="gr6" style:family="graphic" style:parent-style-name="objectwithoutfill">
      <style:graphic-properties draw:stroke="dash" draw:stroke-dash="Long_20_Dash" svg:stroke-color="#000000" draw:marker-start="Arrow_20_large" draw:marker-start-width="0.1cm" draw:fill="none" draw:textarea-vertical-align="middle"/>
    </style:style>
    <style:style style:name="gr7" style:family="graphic" style:parent-style-name="standard">
      <style:graphic-properties svg:stroke-width="0.15cm" svg:stroke-color="#000000" draw:marker-start-width="0.43cm" draw:marker-end-width="0.43cm" draw:fill="none" draw:fill-color="#ffffff" draw:textarea-horizontal-align="justify" draw:textarea-vertical-align="middle" draw:auto-grow-height="false" fo:min-height="5.392cm" fo:min-width="11.095cm" fo:padding-top="0.2cm" fo:padding-bottom="0.2cm" fo:padding-left="0.325cm" fo:padding-right="0.325cm"/>
    </style:style>
    <style:style style:name="gr8" style:family="graphic" style:parent-style-name="objectwithoutfill">
      <style:graphic-properties svg:stroke-color="#000000" draw:fill="none" draw:textarea-vertical-align="middle"/>
    </style:style>
    <style:style style:name="gr9" style:family="graphic" style:parent-style-name="standard" style:list-style-name="L1">
      <style:graphic-properties draw:stroke="solid" draw:stroke-dash="Dashed_20__28_var_29__20_4" svg:stroke-width="0.02cm" svg:stroke-color="#000000" draw:marker-start="" draw:marker-start-width="0.23cm" draw:marker-start-center="false" draw:marker-end="" draw:marker-end-width="0.23cm" draw:marker-end-center="false" svg:stroke-linecap="round" draw:fill="none" draw:fill-color="#729fcf" draw:textarea-horizontal-align="justify" draw:textarea-vertical-align="middle" draw:auto-grow-height="false" fo:min-height="0.558cm" fo:min-width="0.308cm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none" draw:stroke-dash="Dashed_20__28_var_29__20_4" svg:stroke-width="0.02cm" svg:stroke-color="#000000" draw:marker-start="" draw:marker-start-width="0.23cm" draw:marker-start-center="false" draw:marker-end="" draw:marker-end-width="0.23cm" draw:marker-end-center="false" svg:stroke-linecap="round" draw:fill="none" draw:fill-color="#729fcf" draw:textarea-horizontal-align="justify" draw:textarea-vertical-align="middle" draw:auto-grow-height="false" fo:min-height="0.1cm" fo:padding-top="0cm" fo:padding-bottom="0cm" fo:padding-left="0cm" fo:padding-right="0cm" draw:shadow="hidden" draw:shadow-offset-x="0.2cm" draw:shadow-offset-y="0.2cm" draw:shadow-color="#808080"/>
      <style:paragraph-properties style:writing-mode="lr-tb"/>
    </style:style>
    <style:style style:name="gr11" style:family="graphic" style:parent-style-name="standard" style:list-style-name="L1">
      <style:graphic-properties draw:stroke="none" draw:stroke-dash="Dashed_20__28_var_29__20_4" svg:stroke-width="0.02cm" svg:stroke-color="#000000" draw:marker-start="" draw:marker-start-width="0.23cm" draw:marker-start-center="false" draw:marker-end="" draw:marker-end-width="0.23cm" draw:marker-end-center="false" svg:stroke-linecap="round" draw:fill="none" draw:fill-color="#729fcf" draw:textarea-horizontal-align="justify" draw:textarea-vertical-align="middle" draw:auto-grow-height="false" fo:min-height="0.1cm" fo:padding-top="0cm" fo:padding-bottom="0cm" fo:padding-left="0cm" fo:padding-right="0cm" draw:shadow="hidden" draw:shadow-offset-x="0.2cm" draw:shadow-offset-y="0.2cm" draw:shadow-color="#808080"/>
      <style:paragraph-properties style:writing-mode="lr-tb"/>
    </style:style>
    <style:style style:name="gr12" style:family="graphic" style:parent-style-name="standard" style:list-style-name="L1">
      <style:graphic-properties draw:stroke="solid" draw:stroke-dash="Dashed_20__28_var_29__20_4" svg:stroke-width="0.02cm" svg:stroke-color="#000000" draw:marker-start="" draw:marker-start-width="0.23cm" draw:marker-start-center="false" draw:marker-end="" draw:marker-end-width="0.23cm" draw:marker-end-center="false" svg:stroke-linecap="round" draw:fill="none" draw:fill-color="#729fcf" draw:textarea-horizontal-align="justify" draw:textarea-vertical-align="middle" draw:auto-grow-height="false" fo:min-height="0.558cm" fo:min-width="0.308cm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solid" draw:stroke-dash="Dashed_20__28_var_29__20_4" svg:stroke-width="0.02cm" svg:stroke-color="#000000" draw:marker-start="" draw:marker-start-width="0.23cm" draw:marker-start-center="false" draw:marker-end="" draw:marker-end-width="0.23cm" draw:marker-end-center="false" svg:stroke-linecap="round" draw:fill="none" draw:fill-color="#729fcf" draw:textarea-horizontal-align="justify" draw:textarea-vertical-align="middle" draw:auto-grow-height="false" fo:min-height="0.558cm" fo:min-width="0.308cm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none" draw:stroke-dash="Dashed_20__28_var_29__20_4" svg:stroke-width="0.03cm" svg:stroke-color="#000000" draw:marker-start="" draw:marker-start-width="0.25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278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draw:stroke-dash="Dashed_20__28_var_29__20_4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draw:stroke-dash="Dashed_20__28_var_29__20_4" svg:stroke-width="0.03cm" svg:stroke-color="#000000" draw:marker-start="" draw:marker-start-width="0.25cm" draw:marker-start-center="false" draw:marker-end="" draw:marker-end-width="0.25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>
      <style:graphic-properties svg:stroke-width="0.1cm" svg:stroke-color="#729fcf" draw:marker-start-width="0.35cm" draw:marker-end="Arrow_20_large" draw:marker-end-width="0.25cm" draw:textarea-vertical-align="middle" fo:padding-top="0.175cm" fo:padding-bottom="0.175cm" fo:padding-left="0.3cm" fo:padding-right="0.3cm"/>
    </style:style>
    <style:style style:name="gr18" style:family="graphic" style:parent-style-name="standard" style:list-style-name="L1">
      <style:graphic-properties draw:stroke="none" draw:stroke-dash="Dashed_20__28_var_29__20_4" svg:stroke-width="0.03cm" svg:stroke-color="#000000" draw:marker-start="" draw:marker-start-width="0.25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278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draw:stroke-dash="Dashed_20__28_var_29__20_4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draw:stroke-dash="Dashed_20__28_var_29__20_4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objectwithoutfill">
      <style:graphic-properties svg:stroke-width="0.1cm" svg:stroke-color="#2a6099" draw:marker-start-width="0.15cm" draw:marker-end-width="0.15cm" draw:fill="none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svg:stroke-color="#000000" draw:fill="none" draw:textarea-horizontal-align="justify" draw:textarea-vertical-align="middle" draw:auto-grow-height="false" fo:min-height="0.526cm" fo:min-width="2.985cm"/>
    </style:style>
    <style:style style:name="gr23" style:family="graphic" style:parent-style-name="standard">
      <style:graphic-properties draw:stroke="none" svg:stroke-color="#000000" draw:fill="none" draw:fill-color="#ffffff" draw:textarea-vertical-align="middle" fo:min-height="0.637cm"/>
      <style:paragraph-properties style:writing-mode="lr-tb"/>
    </style:style>
    <style:style style:name="gr24" style:family="graphic" style:parent-style-name="objectwithoutfill">
      <style:graphic-properties svg:stroke-width="0.1cm" svg:stroke-color="#2a6099" draw:marker-start-width="0.35cm" draw:marker-end="Arrow_20_large" draw:marker-end-width="0.15cm" draw:fill="none" draw:textarea-vertical-align="middle" fo:padding-top="0.175cm" fo:padding-bottom="0.175cm" fo:padding-left="0.3cm" fo:padding-right="0.3cm"/>
    </style:style>
    <style:style style:name="gr25" style:family="graphic" style:parent-style-name="standard">
      <style:graphic-properties draw:stroke="none" svg:stroke-color="#000000" draw:fill="none" draw:fill-color="#ffffff" fo:min-height="0.395cm"/>
      <style:paragraph-properties style:writing-mode="lr-tb"/>
    </style:style>
    <style:style style:name="gr26" style:family="graphic" style:parent-style-name="standard" style:list-style-name="L1">
      <style:graphic-properties draw:stroke="solid" draw:stroke-dash="Dashed_20__28_var_29__20_4" svg:stroke-width="0.03cm" svg:stroke-color="#000000" draw:marker-start="" draw:marker-start-width="0.2cm" draw:marker-start-center="false" draw:marker-end="" draw:marker-end-width="0.2cm" draw:marker-end-center="false" svg:stroke-linecap="round" draw:fill="none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7" style:family="graphic" style:parent-style-name="standard" style:list-style-name="L1">
      <style:graphic-properties draw:stroke="solid" draw:stroke-dash="Dashed_20__28_var_29__20_4" svg:stroke-width="0.03cm" svg:stroke-color="#000000" draw:marker-start="" draw:marker-start-width="0.2cm" draw:marker-start-center="false" draw:marker-end="" draw:marker-end-width="0.2cm" draw:marker-end-center="false" svg:stroke-linecap="round" draw:fill="none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8" style:family="graphic" style:parent-style-name="standard" style:list-style-name="L1">
      <style:graphic-properties draw:stroke="solid" draw:stroke-dash="Dashed_20__28_var_29__20_4" svg:stroke-width="0.03cm" svg:stroke-color="#000000" draw:marker-start="" draw:marker-start-width="0.2cm" draw:marker-start-center="false" draw:marker-end="" draw:marker-end-width="0.2cm" draw:marker-end-center="false" svg:stroke-linecap="round" draw:fill="none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9" style:family="graphic" style:parent-style-name="standard">
      <style:graphic-properties draw:stroke="none" svg:stroke-color="#000000" draw:fill="none" draw:fill-color="#ffffff" draw:textarea-vertical-align="middle" fo:min-height="0.525cm"/>
      <style:paragraph-properties style:writing-mode="lr-tb"/>
    </style:style>
    <style:style style:name="gr30" style:family="graphic" style:parent-style-name="standard" style:list-style-name="L1">
      <style:graphic-properties draw:stroke="none" draw:stroke-dash="Dashed_20__28_var_29__20_4" svg:stroke-width="0.03cm" svg:stroke-color="#000000" draw:marker-start="" draw:marker-start-width="0.25cm" draw:marker-start-center="false" draw:marker-end="" draw:marker-end-width="0.2cm" draw:marker-end-center="false" draw:fill="none" draw:fill-color="#ffffff" draw:textarea-horizontal-align="justify" draw:textarea-vertical-align="middle" draw:auto-grow-height="false" fo:min-height="0.278cm" fo:min-width="0cm" fo:padding-top="0.125cm" fo:padding-bottom="0.125cm" fo:padding-left="0.25cm" fo:padding-right="0.25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draw:stroke-dash="Dashed_20__28_var_29__20_4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draw:stroke-dash="Dashed_20__28_var_29__20_4" svg:stroke-width="0.03cm" svg:stroke-color="#000000" draw:marker-start="" draw:marker-start-width="0.25cm" draw:marker-start-center="false" draw:marker-end="" draw:marker-end-width="0.25cm" draw:marker-end-center="false" draw:fill="none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3" style:family="graphic" style:parent-style-name="standard" style:list-style-name="L1">
      <style:graphic-properties draw:stroke="solid" draw:stroke-dash="Dashed_20__28_var_29__20_4" svg:stroke-width="0.03cm" svg:stroke-color="#000000" draw:marker-start="" draw:marker-start-width="0.25cm" draw:marker-start-center="false" draw:marker-end="Arrow" draw:marker-end-width="0.2cm" draw:marker-end-center="false" draw:fill="solid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34" style:family="graphic" style:parent-style-name="standard">
      <style:graphic-properties draw:stroke="none" svg:stroke-color="#000000" draw:fill="none" draw:fill-color="#ffffff" draw:textarea-vertical-align="middle" fo:min-height="0.475cm"/>
      <style:paragraph-properties style:writing-mode="lr-tb"/>
    </style:style>
    <style:style style:name="gr35" style:family="graphic" style:parent-style-name="objectwithoutfill">
      <style:graphic-properties svg:stroke-width="0.1cm" svg:stroke-color="#2a6099" draw:marker-start-width="0.35cm" draw:marker-end="Arrow_20_large" draw:marker-end-width="0.25cm" draw:fill="none" draw:textarea-vertical-align="middle" fo:padding-top="0.175cm" fo:padding-bottom="0.175cm" fo:padding-left="0.3cm" fo:padding-right="0.3cm"/>
    </style:style>
    <style:style style:name="gr36" style:family="graphic" style:parent-style-name="standard">
      <style:graphic-properties svg:stroke-width="0.1cm" svg:stroke-color="#2a6099" draw:marker-start-width="0.35cm" draw:marker-end="Arrow_20_large" draw:marker-end-width="0.25cm" draw:textarea-vertical-align="middle" fo:padding-top="0.175cm" fo:padding-bottom="0.175cm" fo:padding-left="0.3cm" fo:padding-right="0.3cm"/>
    </style:style>
    <style:style style:name="gr37" style:family="graphic" style:parent-style-name="standard" style:list-style-name="L1">
      <style:graphic-properties draw:stroke="solid" draw:stroke-dash="Dashed_20__28_var_29__20_4" svg:stroke-width="0.02cm" svg:stroke-color="#000000" draw:marker-start="" draw:marker-start-width="0.23cm" draw:marker-start-center="false" draw:marker-end="" draw:marker-end-width="0.23cm" draw:marker-end-center="false" svg:stroke-linecap="round" draw:fill="none" draw:fill-color="#729fcf" draw:textarea-horizontal-align="justify" draw:textarea-vertical-align="middle" draw:auto-grow-height="false" fo:min-height="0.558cm" fo:min-width="0.308cm" fo:padding-top="0.125cm" fo:padding-bottom="0.125cm" fo:padding-left="0.25cm" fo:padding-right="0.25cm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none" draw:stroke-dash="Dashed_20__28_var_29__20_4" svg:stroke-width="0.02cm" svg:stroke-color="#000000" draw:marker-start="" draw:marker-start-width="0.23cm" draw:marker-start-center="false" draw:marker-end="" draw:marker-end-width="0.23cm" draw:marker-end-center="false" svg:stroke-linecap="round" draw:fill="none" draw:fill-color="#729fcf" draw:textarea-horizontal-align="justify" draw:textarea-vertical-align="middle" draw:auto-grow-height="false" fo:min-height="0.1cm" fo:padding-top="0cm" fo:padding-bottom="0cm" fo:padding-left="0cm" fo:padding-right="0cm" draw:shadow="hidden" draw:shadow-offset-x="0.2cm" draw:shadow-offset-y="0.2cm" draw:shadow-color="#808080"/>
      <style:paragraph-properties style:writing-mode="lr-tb"/>
    </style:style>
    <style:style style:name="gr39" style:family="graphic" style:parent-style-name="standard" style:list-style-name="L1">
      <style:graphic-properties draw:stroke="solid" draw:stroke-dash="Dashed_20__28_var_29__20_4" svg:stroke-width="0.02cm" svg:stroke-color="#000000" draw:marker-start="" draw:marker-start-width="0.23cm" draw:marker-start-center="false" draw:marker-end="" draw:marker-end-width="0.23cm" draw:marker-end-center="false" svg:stroke-linecap="round" draw:fill="none" draw:fill-color="#729fcf" draw:textarea-horizontal-align="justify" draw:textarea-vertical-align="middle" draw:auto-grow-height="false" fo:min-height="0.558cm" fo:min-width="0.308cm" fo:padding-top="0.125cm" fo:padding-bottom="0.125cm" fo:padding-left="0.25cm" fo:padding-right="0.25cm" draw:shadow="hidden" draw:shadow-offset-x="0.2cm" draw:shadow-offset-y="0.2cm" draw:shadow-color="#808080"/>
    </style:style>
    <style:style style:name="gr40" style:family="graphic" style:parent-style-name="standard" style:list-style-name="L1">
      <style:graphic-properties draw:stroke="none" draw:stroke-dash="Dashed_20__28_var_29__20_4" svg:stroke-width="0.02cm" svg:stroke-color="#000000" draw:marker-start="" draw:marker-start-width="0.23cm" draw:marker-start-center="false" draw:marker-end="" draw:marker-end-width="0.23cm" draw:marker-end-center="false" svg:stroke-linecap="round" draw:fill="none" draw:fill-color="#729fcf" draw:textarea-horizontal-align="justify" draw:textarea-vertical-align="middle" draw:auto-grow-height="false" fo:min-height="0.1cm" fo:padding-top="0cm" fo:padding-bottom="0cm" fo:padding-left="0cm" fo:padding-right="0cm" draw:shadow="hidden" draw:shadow-offset-x="0.2cm" draw:shadow-offset-y="0.2cm" draw:shadow-color="#808080"/>
      <style:paragraph-properties style:writing-mode="lr-tb"/>
    </style:style>
    <style:style style:name="gr41" style:family="graphic" style:parent-style-name="standard">
      <style:graphic-properties svg:stroke-color="#000000" draw:fill="none" draw:textarea-horizontal-align="justify" draw:textarea-vertical-align="middle" draw:auto-grow-height="false" fo:min-height="0.941cm" fo:min-width="0.691cm"/>
    </style:style>
    <style:style style:name="gr42" style:family="graphic" style:parent-style-name="standard">
      <style:graphic-properties svg:stroke-color="#000000" draw:textarea-vertical-align="middle"/>
    </style:style>
    <style:style style:name="gr43" style:family="graphic" style:parent-style-name="standard" style:list-style-name="L1">
      <style:graphic-properties draw:stroke="solid" draw:stroke-dash="Dashed_20__28_var_29__20_4" svg:stroke-width="0.02cm" svg:stroke-color="#000000" draw:marker-start="" draw:marker-start-width="0.23cm" draw:marker-start-center="false" draw:marker-end="" draw:marker-end-width="0.23cm" draw:marker-end-center="false" svg:stroke-linecap="round" draw:fill="none" draw:fill-color="#729fcf" draw:textarea-horizontal-align="justify" draw:textarea-vertical-align="middle" draw:auto-grow-height="false" fo:min-height="0.558cm" fo:min-width="0.308cm" fo:padding-top="0.125cm" fo:padding-bottom="0.125cm" fo:padding-left="0.25cm" fo:padding-right="0.25cm" draw:shadow="hidden" draw:shadow-offset-x="0.2cm" draw:shadow-offset-y="0.2cm" draw:shadow-color="#808080"/>
    </style:style>
    <style:style style:name="gr44" style:family="graphic" style:parent-style-name="standard" style:list-style-name="L1">
      <style:graphic-properties draw:stroke="solid" draw:stroke-dash="Dashed_20__28_var_29__20_4" svg:stroke-width="0.02cm" svg:stroke-color="#000000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5" style:family="graphic" style:parent-style-name="standard" style:list-style-name="L1">
      <style:graphic-properties draw:stroke="solid" draw:stroke-dash="Dashed_20__28_var_29__20_4" svg:stroke-width="0.02cm" svg:stroke-color="#000000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6" style:family="graphic" style:parent-style-name="standard" style:list-style-name="L1">
      <style:graphic-properties draw:stroke="solid" draw:stroke-dash="Dashed_20__28_var_29__20_4" svg:stroke-width="0.02cm" svg:stroke-color="#000000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7" style:family="graphic" style:parent-style-name="standard" style:list-style-name="L1">
      <style:graphic-properties draw:stroke="solid" draw:stroke-dash="Dashed_20__28_var_29__20_4" svg:stroke-width="0.02cm" svg:stroke-color="#000000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8" style:family="graphic" style:parent-style-name="standard" style:list-style-name="L1">
      <style:graphic-properties draw:stroke="solid" draw:stroke-dash="Dashed_20__28_var_29__20_4" svg:stroke-width="0.02cm" svg:stroke-color="#000000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49" style:family="graphic" style:parent-style-name="standard" style:list-style-name="L1">
      <style:graphic-properties draw:stroke="solid" draw:stroke-dash="Dashed_20__28_var_29__20_4" svg:stroke-width="0.02cm" svg:stroke-color="#000000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0" style:family="graphic" style:parent-style-name="standard" style:list-style-name="L1">
      <style:graphic-properties draw:stroke="solid" draw:stroke-dash="Dashed_20__28_var_29__20_4" svg:stroke-width="0.02cm" svg:stroke-color="#000000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1" style:family="graphic" style:parent-style-name="standard" style:list-style-name="L1">
      <style:graphic-properties draw:stroke="solid" draw:stroke-dash="Dashed_20__28_var_29__20_4" svg:stroke-width="0.02cm" svg:stroke-color="#000000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2" style:family="graphic" style:parent-style-name="standard" style:list-style-name="L1">
      <style:graphic-properties draw:stroke="solid" draw:stroke-dash="Dashed_20__28_var_29__20_4" svg:stroke-width="0.02cm" svg:stroke-color="#000000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3" style:family="graphic" style:parent-style-name="standard" style:list-style-name="L1">
      <style:graphic-properties draw:stroke="solid" draw:stroke-dash="Dashed_20__28_var_29__20_4" svg:stroke-width="0.02cm" svg:stroke-color="#000000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4" style:family="graphic" style:parent-style-name="standard" style:list-style-name="L1">
      <style:graphic-properties draw:stroke="solid" draw:stroke-dash="Dashed_20__28_var_29__20_4" svg:stroke-width="0.02cm" svg:stroke-color="#000000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5" style:family="graphic" style:parent-style-name="standard" style:list-style-name="L1">
      <style:graphic-properties draw:stroke="solid" draw:stroke-dash="Dashed_20__28_var_29__20_4" svg:stroke-width="0.02cm" svg:stroke-color="#000000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6" style:family="graphic" style:parent-style-name="standard" style:list-style-name="L1">
      <style:graphic-properties draw:stroke="solid" draw:stroke-dash="Dashed_20__28_var_29__20_4" svg:stroke-width="0.02cm" svg:stroke-color="#000000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7" style:family="graphic" style:parent-style-name="standard" style:list-style-name="L1">
      <style:graphic-properties draw:stroke="solid" draw:stroke-dash="Dashed_20__28_var_29__20_4" svg:stroke-width="0.02cm" svg:stroke-color="#000000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8" style:family="graphic" style:parent-style-name="standard" style:list-style-name="L1">
      <style:graphic-properties draw:stroke="solid" draw:stroke-dash="Dashed_20__28_var_29__20_4" svg:stroke-width="0.02cm" svg:stroke-color="#000000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59" style:family="graphic" style:parent-style-name="standard" style:list-style-name="L1">
      <style:graphic-properties draw:stroke="solid" draw:stroke-dash="Dashed_20__28_var_29__20_4" svg:stroke-width="0.02cm" svg:stroke-color="#000000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0" style:family="graphic" style:parent-style-name="standard" style:list-style-name="L1">
      <style:graphic-properties draw:stroke="solid" draw:stroke-dash="Dashed_20__28_var_29__20_4" svg:stroke-width="0.02cm" svg:stroke-color="#000000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1" style:family="graphic" style:parent-style-name="standard" style:list-style-name="L1">
      <style:graphic-properties draw:stroke="solid" draw:stroke-dash="Dashed_20__28_var_29__20_4" svg:stroke-width="0.02cm" svg:stroke-color="#000000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2" style:family="graphic" style:parent-style-name="standard" style:list-style-name="L1">
      <style:graphic-properties draw:stroke="solid" draw:stroke-dash="Dashed_20__28_var_29__20_4" svg:stroke-width="0.02cm" svg:stroke-color="#000000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3" style:family="graphic" style:parent-style-name="standard" style:list-style-name="L1">
      <style:graphic-properties draw:stroke="solid" draw:stroke-dash="Dashed_20__28_var_29__20_4" svg:stroke-width="0.02cm" svg:stroke-color="#000000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4" style:family="graphic" style:parent-style-name="standard" style:list-style-name="L1">
      <style:graphic-properties draw:stroke="solid" draw:stroke-dash="Dashed_20__28_var_29__20_4" svg:stroke-width="0.02cm" svg:stroke-color="#000000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5" style:family="graphic" style:parent-style-name="standard" style:list-style-name="L1">
      <style:graphic-properties draw:stroke="solid" draw:stroke-dash="Dashed_20__28_var_29__20_4" svg:stroke-width="0.02cm" svg:stroke-color="#000000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6" style:family="graphic" style:parent-style-name="standard" style:list-style-name="L1">
      <style:graphic-properties draw:stroke="solid" draw:stroke-dash="Dashed_20__28_var_29__20_4" svg:stroke-width="0.02cm" svg:stroke-color="#000000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7" style:family="graphic" style:parent-style-name="standard" style:list-style-name="L1">
      <style:graphic-properties draw:stroke="solid" draw:stroke-dash="Dashed_20__28_var_29__20_4" svg:stroke-width="0.02cm" svg:stroke-color="#000000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8" style:family="graphic" style:parent-style-name="standard" style:list-style-name="L1">
      <style:graphic-properties draw:stroke="solid" draw:stroke-dash="Dashed_20__28_var_29__20_4" svg:stroke-width="0.02cm" svg:stroke-color="#000000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69" style:family="graphic" style:parent-style-name="standard" style:list-style-name="L1">
      <style:graphic-properties draw:stroke="solid" draw:stroke-dash="Dashed_20__28_var_29__20_4" svg:stroke-width="0.02cm" svg:stroke-color="#000000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0" style:family="graphic" style:parent-style-name="standard" style:list-style-name="L1">
      <style:graphic-properties draw:stroke="solid" draw:stroke-dash="Dashed_20__28_var_29__20_4" svg:stroke-width="0.02cm" svg:stroke-color="#000000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1" style:family="graphic" style:parent-style-name="standard" style:list-style-name="L1">
      <style:graphic-properties draw:stroke="solid" draw:stroke-dash="Dashed_20__28_var_29__20_4" svg:stroke-width="0.02cm" svg:stroke-color="#000000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2" style:family="graphic" style:parent-style-name="standard" style:list-style-name="L1">
      <style:graphic-properties draw:stroke="solid" draw:stroke-dash="Dashed_20__28_var_29__20_4" svg:stroke-width="0.02cm" svg:stroke-color="#000000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73" style:family="graphic" style:parent-style-name="standard" style:list-style-name="L1">
      <style:graphic-properties draw:stroke="solid" draw:stroke-dash="Dashed_20__28_var_29__20_4" svg:stroke-width="0.02cm" svg:stroke-color="#000000" draw:marker-start="" draw:marker-start-width="0.23cm" draw:marker-start-center="false" draw:marker-end="" draw:marker-end-width="0.23cm" draw:marker-end-center="false" svg:stroke-linecap="round" draw:fill="none" draw:fill-color="#729fcf" draw:textarea-horizontal-align="justify" draw:textarea-vertical-align="middle" draw:auto-grow-height="false" fo:min-height="0.558cm" fo:min-width="0.308cm" fo:padding-top="0.125cm" fo:padding-bottom="0.125cm" fo:padding-left="0.25cm" fo:padding-right="0.25cm" draw:shadow="hidden" draw:shadow-offset-x="0.2cm" draw:shadow-offset-y="0.2cm" draw:shadow-color="#808080"/>
    </style:style>
    <style:style style:name="gr74" style:family="graphic" style:parent-style-name="objectwithoutfill">
      <style:graphic-properties draw:stroke="dash" draw:stroke-dash="Long_20_Dash" svg:stroke-color="#000000" draw:marker-end="Arrow_20_large" draw:marker-end-width="0.1cm" draw:fill="none" draw:textarea-vertical-align="middle"/>
    </style:style>
    <style:style style:name="gr75" style:family="graphic" style:parent-style-name="standard">
      <style:graphic-properties draw:stroke="solid" svg:stroke-color="#000000" draw:fill="none" draw:fill-color="#ffffff" draw:textarea-vertical-align="middle" fo:min-height="0.525cm"/>
      <style:paragraph-properties style:writing-mode="lr-tb"/>
    </style:style>
    <style:style style:name="gr76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7" style:family="graphic" style:parent-style-name="objectwithoutfill">
      <style:graphic-properties draw:stroke="dash" draw:stroke-dash="Long_20_Dash" svg:stroke-color="#000000" draw:fill="none" draw:textarea-vertical-align="middle"/>
    </style:style>
    <style:style style:name="gr78" style:family="graphic" style:parent-style-name="standard">
      <style:graphic-properties draw:stroke="none" svg:stroke-color="#000000" draw:fill="none" draw:fill-color="#ffffff" draw:textarea-vertical-align="middle" fo:min-height="0.505cm"/>
      <style:paragraph-properties style:writing-mode="lr-tb"/>
    </style:style>
    <style:style style:name="gr79" style:family="graphic" style:parent-style-name="objectwithoutfill">
      <style:graphic-properties draw:stroke="dash" draw:stroke-dash="Long_20_Dash" svg:stroke-width="0.1cm" svg:stroke-color="#ff0000" draw:marker-start-width="0.35cm" draw:marker-end-width="0.35cm" draw:fill="none" draw:textarea-vertical-align="middle" fo:padding-top="0.175cm" fo:padding-bottom="0.175cm" fo:padding-left="0.3cm" fo:padding-right="0.3cm"/>
    </style:style>
    <style:style style:name="gr80" style:family="graphic" style:parent-style-name="standard" style:list-style-name="L1">
      <style:graphic-properties draw:stroke="none" draw:stroke-dash="Dashed_20__28_var_29__20_4" svg:stroke-width="0.02cm" svg:stroke-color="#000000" draw:marker-start="" draw:marker-start-width="0.23cm" draw:marker-start-center="false" draw:marker-end="" draw:marker-end-width="0.23cm" draw:marker-end-center="false" svg:stroke-linecap="round" draw:fill="none" draw:fill-color="#729fcf" draw:textarea-horizontal-align="justify" draw:textarea-vertical-align="middle" draw:auto-grow-height="false" fo:min-height="0.1cm" fo:padding-top="0cm" fo:padding-bottom="0cm" fo:padding-left="0cm" fo:padding-right="0cm" draw:shadow="hidden" draw:shadow-offset-x="0.2cm" draw:shadow-offset-y="0.2cm" draw:shadow-color="#808080"/>
      <style:paragraph-properties style:writing-mode="lr-tb"/>
    </style:style>
    <style:style style:name="gr81" style:family="graphic" style:parent-style-name="standard" style:list-style-name="L1">
      <style:graphic-properties draw:stroke="none" draw:stroke-dash="Dashed_20__28_var_29__20_4" svg:stroke-width="0.02cm" svg:stroke-color="#000000" draw:marker-start="" draw:marker-start-width="0.23cm" draw:marker-start-center="false" draw:marker-end="" draw:marker-end-width="0.23cm" draw:marker-end-center="false" svg:stroke-linecap="round" draw:fill="none" draw:fill-color="#729fcf" draw:textarea-horizontal-align="justify" draw:textarea-vertical-align="middle" draw:auto-grow-height="false" fo:min-height="0.1cm" fo:padding-top="0cm" fo:padding-bottom="0cm" fo:padding-left="0cm" fo:padding-right="0cm" draw:shadow="hidden" draw:shadow-offset-x="0.2cm" draw:shadow-offset-y="0.2cm" draw:shadow-color="#808080"/>
      <style:paragraph-properties style:writing-mode="lr-tb"/>
    </style:style>
    <style:style style:name="gr82" style:family="graphic" style:parent-style-name="standard" style:list-style-name="L1">
      <style:graphic-properties draw:stroke="none" draw:stroke-dash="Dashed_20__28_var_29__20_4" svg:stroke-width="0.02cm" svg:stroke-color="#000000" draw:marker-start="" draw:marker-start-width="0.23cm" draw:marker-start-center="false" draw:marker-end="" draw:marker-end-width="0.23cm" draw:marker-end-center="false" svg:stroke-linecap="round" draw:fill="none" draw:fill-color="#729fcf" draw:textarea-horizontal-align="justify" draw:textarea-vertical-align="middle" draw:auto-grow-height="false" fo:min-height="0.1cm" fo:padding-top="0cm" fo:padding-bottom="0cm" fo:padding-left="0cm" fo:padding-right="0cm" draw:shadow="hidden" draw:shadow-offset-x="0.2cm" draw:shadow-offset-y="0.2cm" draw:shadow-color="#808080"/>
      <style:paragraph-properties style:writing-mode="lr-tb"/>
    </style:style>
    <style:style style:name="gr83" style:family="graphic" style:parent-style-name="standard" style:list-style-name="L1">
      <style:graphic-properties draw:stroke="none" draw:stroke-dash="Dashed_20__28_var_29__20_4" svg:stroke-width="0.02cm" svg:stroke-color="#000000" draw:marker-start="" draw:marker-start-width="0.23cm" draw:marker-start-center="false" draw:marker-end="" draw:marker-end-width="0.23cm" draw:marker-end-center="false" svg:stroke-linecap="round" draw:fill="none" draw:fill-color="#729fcf" draw:textarea-horizontal-align="justify" draw:textarea-vertical-align="middle" draw:auto-grow-height="false" fo:min-height="0.1cm" fo:padding-top="0cm" fo:padding-bottom="0cm" fo:padding-left="0cm" fo:padding-right="0cm" draw:shadow="hidden" draw:shadow-offset-x="0.2cm" draw:shadow-offset-y="0.2cm" draw:shadow-color="#808080"/>
      <style:paragraph-properties style:writing-mode="lr-tb"/>
    </style:style>
    <style:style style:name="gr84" style:family="graphic" style:parent-style-name="standard" style:list-style-name="L1">
      <style:graphic-properties draw:stroke="none" draw:stroke-dash="Dashed_20__28_var_29__20_4" svg:stroke-width="0.02cm" svg:stroke-color="#000000" draw:marker-start="" draw:marker-start-width="0.23cm" draw:marker-start-center="false" draw:marker-end="" draw:marker-end-width="0.23cm" draw:marker-end-center="false" svg:stroke-linecap="round" draw:fill="none" draw:fill-color="#729fcf" draw:textarea-horizontal-align="justify" draw:textarea-vertical-align="middle" draw:auto-grow-height="false" fo:min-height="0.1cm" fo:padding-top="0cm" fo:padding-bottom="0cm" fo:padding-left="0cm" fo:padding-right="0cm" draw:shadow="hidden" draw:shadow-offset-x="0.2cm" draw:shadow-offset-y="0.2cm" draw:shadow-color="#808080"/>
      <style:paragraph-properties style:writing-mode="lr-tb"/>
    </style:style>
    <style:style style:name="gr85" style:family="graphic" style:parent-style-name="standard" style:list-style-name="L1">
      <style:graphic-properties draw:stroke="none" draw:stroke-dash="Dashed_20__28_var_29__20_4" svg:stroke-width="0.02cm" svg:stroke-color="#000000" draw:marker-start="" draw:marker-start-width="0.23cm" draw:marker-start-center="false" draw:marker-end="" draw:marker-end-width="0.23cm" draw:marker-end-center="false" svg:stroke-linecap="round" draw:fill="none" draw:fill-color="#729fcf" draw:textarea-horizontal-align="justify" draw:textarea-vertical-align="middle" draw:auto-grow-height="false" fo:min-height="0.1cm" fo:padding-top="0cm" fo:padding-bottom="0cm" fo:padding-left="0cm" fo:padding-right="0cm" draw:shadow="hidden" draw:shadow-offset-x="0.2cm" draw:shadow-offset-y="0.2cm" draw:shadow-color="#808080"/>
      <style:paragraph-properties style:writing-mode="lr-tb"/>
    </style:style>
    <style:style style:name="gr86" style:family="graphic" style:parent-style-name="standard" style:list-style-name="L1">
      <style:graphic-properties draw:stroke="none" draw:stroke-dash="Dashed_20__28_var_29__20_4" svg:stroke-width="0.02cm" svg:stroke-color="#000000" draw:marker-start="" draw:marker-start-width="0.23cm" draw:marker-start-center="false" draw:marker-end="" draw:marker-end-width="0.23cm" draw:marker-end-center="false" svg:stroke-linecap="round" draw:fill="none" draw:fill-color="#729fcf" draw:textarea-horizontal-align="justify" draw:textarea-vertical-align="middle" draw:auto-grow-height="false" fo:min-height="0.1cm" fo:padding-top="0cm" fo:padding-bottom="0cm" fo:padding-left="0cm" fo:padding-right="0cm" draw:shadow="hidden" draw:shadow-offset-x="0.2cm" draw:shadow-offset-y="0.2cm" draw:shadow-color="#808080"/>
      <style:paragraph-properties style:writing-mode="lr-tb"/>
    </style:style>
    <style:style style:name="gr87" style:family="graphic" style:parent-style-name="standard" style:list-style-name="L1">
      <style:graphic-properties draw:stroke="none" draw:stroke-dash="Dashed_20__28_var_29__20_4" svg:stroke-width="0.02cm" svg:stroke-color="#000000" draw:marker-start="" draw:marker-start-width="0.23cm" draw:marker-start-center="false" draw:marker-end="" draw:marker-end-width="0.23cm" draw:marker-end-center="false" svg:stroke-linecap="round" draw:fill="none" draw:fill-color="#729fcf" draw:textarea-horizontal-align="justify" draw:textarea-vertical-align="middle" draw:auto-grow-height="false" fo:min-height="0.1cm" fo:padding-top="0cm" fo:padding-bottom="0cm" fo:padding-left="0cm" fo:padding-right="0cm" draw:shadow="hidden" draw:shadow-offset-x="0.2cm" draw:shadow-offset-y="0.2cm" draw:shadow-color="#808080"/>
      <style:paragraph-properties style:writing-mode="lr-tb"/>
    </style:style>
    <style:style style:name="gr88" style:family="graphic" style:parent-style-name="standard">
      <style:graphic-properties draw:stroke="none" draw:fill="solid" draw:fill-color="#ffffe0" draw:textarea-horizontal-align="justify" draw:textarea-vertical-align="middle" draw:auto-grow-height="false" fo:min-height="13.374cm" fo:min-width="26.398cm"/>
    </style:style>
    <style:style style:name="gr89" style:family="graphic" style:parent-style-name="Объект_20_без_20_заливки_20_и_20_линий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0" style:family="graphic" style:parent-style-name="standard" style:list-style-name="L1">
      <style:graphic-properties draw:stroke="solid" draw:stroke-dash="Dashed_20__28_var_29__20_4" svg:stroke-width="0.02cm" svg:stroke-color="#000000" draw:marker-start="" draw:marker-start-width="0.23cm" draw:marker-start-center="false" draw:marker-end="" draw:marker-end-width="0.23cm" draw:marker-end-center="false" svg:stroke-linecap="round" draw:fill="none" draw:fill-color="#729fcf" draw:textarea-horizontal-align="justify" draw:textarea-vertical-align="middle" draw:auto-grow-height="false" fo:min-height="0.558cm" fo:min-width="0.308cm" fo:padding-top="0.125cm" fo:padding-bottom="0.125cm" fo:padding-left="0.25cm" fo:padding-right="0.25cm" draw:shadow="hidden" draw:shadow-offset-x="0.2cm" draw:shadow-offset-y="0.2cm" draw:shadow-color="#808080"/>
    </style:style>
    <style:style style:name="gr91" style:family="graphic" style:parent-style-name="standard" style:list-style-name="L1">
      <style:graphic-properties draw:stroke="none" draw:stroke-dash="Dashed_20__28_var_29__20_4" svg:stroke-width="0.02cm" svg:stroke-color="#000000" draw:marker-start="" draw:marker-start-width="0.23cm" draw:marker-start-center="false" draw:marker-end="" draw:marker-end-width="0.23cm" draw:marker-end-center="false" svg:stroke-linecap="round" draw:fill="none" draw:fill-color="#729fcf" draw:textarea-horizontal-align="justify" draw:textarea-vertical-align="middle" draw:auto-grow-height="false" fo:min-height="0.1cm" fo:padding-top="0cm" fo:padding-bottom="0cm" fo:padding-left="0cm" fo:padding-right="0cm" draw:shadow="hidden" draw:shadow-offset-x="0.2cm" draw:shadow-offset-y="0.2cm" draw:shadow-color="#808080"/>
      <style:paragraph-properties style:writing-mode="lr-tb"/>
    </style:style>
    <style:style style:name="gr92" style:family="graphic" style:parent-style-name="standard" style:list-style-name="L1">
      <style:graphic-properties draw:stroke="none" draw:stroke-dash="Dashed_20__28_var_29__20_4" svg:stroke-width="0.02cm" svg:stroke-color="#000000" draw:marker-start="" draw:marker-start-width="0.23cm" draw:marker-start-center="false" draw:marker-end="" draw:marker-end-width="0.23cm" draw:marker-end-center="false" svg:stroke-linecap="round" draw:fill="none" draw:fill-color="#729fcf" draw:textarea-horizontal-align="justify" draw:textarea-vertical-align="middle" draw:auto-grow-height="false" fo:min-height="0.1cm" fo:padding-top="0cm" fo:padding-bottom="0cm" fo:padding-left="0cm" fo:padding-right="0cm" draw:shadow="hidden" draw:shadow-offset-x="0.2cm" draw:shadow-offset-y="0.2cm" draw:shadow-color="#808080"/>
      <style:paragraph-properties style:writing-mode="lr-tb"/>
    </style:style>
    <style:style style:name="gr93" style:family="graphic" style:parent-style-name="standard" style:list-style-name="L1">
      <style:graphic-properties draw:stroke="solid" draw:stroke-dash="Dashed_20__28_var_29__20_4" svg:stroke-width="0.02cm" svg:stroke-color="#000000" draw:marker-start="" draw:marker-start-width="0.23cm" draw:marker-start-center="false" draw:marker-end="" draw:marker-end-width="0.23cm" draw:marker-end-center="false" svg:stroke-linecap="round" draw:fill="none" draw:fill-color="#729fcf" draw:textarea-horizontal-align="justify" draw:textarea-vertical-align="middle" draw:auto-grow-height="false" fo:min-height="0.558cm" fo:min-width="0.308cm" fo:padding-top="0.125cm" fo:padding-bottom="0.125cm" fo:padding-left="0.25cm" fo:padding-right="0.25cm" draw:shadow="hidden" draw:shadow-offset-x="0.2cm" draw:shadow-offset-y="0.2cm" draw:shadow-color="#808080"/>
    </style:style>
    <style:style style:name="gr94" style:family="graphic" style:parent-style-name="objectwithoutfill">
      <style:graphic-properties svg:stroke-width="0.1cm" svg:stroke-color="#000000" draw:marker-start-width="0.35cm" draw:marker-end-width="0.35cm" draw:fill="none" draw:textarea-vertical-align="middle" fo:padding-top="0.175cm" fo:padding-bottom="0.175cm" fo:padding-left="0.3cm" fo:padding-right="0.3cm"/>
    </style:style>
    <style:style style:name="gr95" style:family="graphic" style:parent-style-name="standard" style:list-style-name="L1">
      <style:graphic-properties draw:stroke="solid" draw:stroke-dash="Dashed_20__28_var_29__20_4" svg:stroke-width="0.02cm" svg:stroke-color="#000000" draw:marker-start="" draw:marker-start-width="0.23cm" draw:marker-start-center="false" draw:marker-end="" draw:marker-end-width="0.23cm" draw:marker-end-center="false" svg:stroke-linecap="round" draw:fill="none" draw:fill-color="#729fcf" draw:textarea-horizontal-align="justify" draw:textarea-vertical-align="middle" draw:auto-grow-height="false" fo:min-height="0.558cm" fo:min-width="0.308cm" fo:padding-top="0.125cm" fo:padding-bottom="0.125cm" fo:padding-left="0.25cm" fo:padding-right="0.25cm" draw:shadow="hidden" draw:shadow-offset-x="0.2cm" draw:shadow-offset-y="0.2cm" draw:shadow-color="#808080"/>
    </style:style>
    <style:style style:name="gr96" style:family="graphic" style:parent-style-name="standard" style:list-style-name="L1">
      <style:graphic-properties draw:stroke="solid" draw:stroke-dash="Dashed_20__28_var_29__20_4" svg:stroke-width="0.02cm" svg:stroke-color="#000000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7" style:family="graphic" style:parent-style-name="standard" style:list-style-name="L1">
      <style:graphic-properties draw:stroke="solid" draw:stroke-dash="Dashed_20__28_var_29__20_4" svg:stroke-width="0.02cm" svg:stroke-color="#000000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8" style:family="graphic" style:parent-style-name="standard" style:list-style-name="L1">
      <style:graphic-properties draw:stroke="solid" draw:stroke-dash="Dashed_20__28_var_29__20_4" svg:stroke-width="0.02cm" svg:stroke-color="#000000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99" style:family="graphic" style:parent-style-name="standard" style:list-style-name="L1">
      <style:graphic-properties draw:stroke="solid" draw:stroke-dash="Dashed_20__28_var_29__20_4" svg:stroke-width="0.02cm" svg:stroke-color="#000000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0" style:family="graphic" style:parent-style-name="standard" style:list-style-name="L1">
      <style:graphic-properties draw:stroke="solid" draw:stroke-dash="Dashed_20__28_var_29__20_4" svg:stroke-width="0.02cm" svg:stroke-color="#000000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1" style:family="graphic" style:parent-style-name="standard" style:list-style-name="L1">
      <style:graphic-properties draw:stroke="solid" draw:stroke-dash="Dashed_20__28_var_29__20_4" svg:stroke-width="0.02cm" svg:stroke-color="#000000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2" style:family="graphic" style:parent-style-name="standard" style:list-style-name="L1">
      <style:graphic-properties draw:stroke="solid" draw:stroke-dash="Dashed_20__28_var_29__20_4" svg:stroke-width="0.02cm" svg:stroke-color="#000000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3" style:family="graphic" style:parent-style-name="standard" style:list-style-name="L1">
      <style:graphic-properties draw:stroke="solid" draw:stroke-dash="Dashed_20__28_var_29__20_4" svg:stroke-width="0.02cm" svg:stroke-color="#000000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4" style:family="graphic" style:parent-style-name="standard" style:list-style-name="L1">
      <style:graphic-properties draw:stroke="solid" draw:stroke-dash="Dashed_20__28_var_29__20_4" svg:stroke-width="0.02cm" svg:stroke-color="#000000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5" style:family="graphic" style:parent-style-name="standard" style:list-style-name="L1">
      <style:graphic-properties draw:stroke="solid" draw:stroke-dash="Dashed_20__28_var_29__20_4" svg:stroke-width="0.02cm" svg:stroke-color="#000000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6" style:family="graphic" style:parent-style-name="standard" style:list-style-name="L1">
      <style:graphic-properties draw:stroke="solid" draw:stroke-dash="Dashed_20__28_var_29__20_4" svg:stroke-width="0.02cm" svg:stroke-color="#000000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7" style:family="graphic" style:parent-style-name="standard" style:list-style-name="L1">
      <style:graphic-properties draw:stroke="solid" draw:stroke-dash="Dashed_20__28_var_29__20_4" svg:stroke-width="0.02cm" svg:stroke-color="#000000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8" style:family="graphic" style:parent-style-name="standard" style:list-style-name="L1">
      <style:graphic-properties draw:stroke="solid" draw:stroke-dash="Dashed_20__28_var_29__20_4" svg:stroke-width="0.02cm" svg:stroke-color="#000000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09" style:family="graphic" style:parent-style-name="standard" style:list-style-name="L1">
      <style:graphic-properties draw:stroke="solid" draw:stroke-dash="Dashed_20__28_var_29__20_4" svg:stroke-width="0.02cm" svg:stroke-color="#000000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0" style:family="graphic" style:parent-style-name="standard" style:list-style-name="L1">
      <style:graphic-properties draw:stroke="solid" draw:stroke-dash="Dashed_20__28_var_29__20_4" svg:stroke-width="0.02cm" svg:stroke-color="#000000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1" style:family="graphic" style:parent-style-name="standard" style:list-style-name="L1">
      <style:graphic-properties draw:stroke="solid" draw:stroke-dash="Dashed_20__28_var_29__20_4" svg:stroke-width="0.02cm" svg:stroke-color="#000000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2" style:family="graphic" style:parent-style-name="standard" style:list-style-name="L1">
      <style:graphic-properties draw:stroke="solid" draw:stroke-dash="Dashed_20__28_var_29__20_4" svg:stroke-width="0.02cm" svg:stroke-color="#000000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3" style:family="graphic" style:parent-style-name="standard" style:list-style-name="L1">
      <style:graphic-properties draw:stroke="solid" draw:stroke-dash="Dashed_20__28_var_29__20_4" svg:stroke-width="0.02cm" svg:stroke-color="#000000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4" style:family="graphic" style:parent-style-name="standard" style:list-style-name="L1">
      <style:graphic-properties draw:stroke="solid" draw:stroke-dash="Dashed_20__28_var_29__20_4" svg:stroke-width="0.02cm" svg:stroke-color="#000000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5" style:family="graphic" style:parent-style-name="standard" style:list-style-name="L1">
      <style:graphic-properties draw:stroke="solid" draw:stroke-dash="Dashed_20__28_var_29__20_4" svg:stroke-width="0.02cm" svg:stroke-color="#000000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6" style:family="graphic" style:parent-style-name="standard" style:list-style-name="L1">
      <style:graphic-properties draw:stroke="solid" draw:stroke-dash="Dashed_20__28_var_29__20_4" svg:stroke-width="0.02cm" svg:stroke-color="#000000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7" style:family="graphic" style:parent-style-name="standard" style:list-style-name="L1">
      <style:graphic-properties draw:stroke="solid" draw:stroke-dash="Dashed_20__28_var_29__20_4" svg:stroke-width="0.02cm" svg:stroke-color="#000000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8" style:family="graphic" style:parent-style-name="standard" style:list-style-name="L1">
      <style:graphic-properties draw:stroke="solid" draw:stroke-dash="Dashed_20__28_var_29__20_4" svg:stroke-width="0.02cm" svg:stroke-color="#000000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19" style:family="graphic" style:parent-style-name="standard" style:list-style-name="L1">
      <style:graphic-properties draw:stroke="solid" draw:stroke-dash="Dashed_20__28_var_29__20_4" svg:stroke-width="0.02cm" svg:stroke-color="#000000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0" style:family="graphic" style:parent-style-name="standard" style:list-style-name="L1">
      <style:graphic-properties draw:stroke="solid" draw:stroke-dash="Dashed_20__28_var_29__20_4" svg:stroke-width="0.02cm" svg:stroke-color="#000000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1" style:family="graphic" style:parent-style-name="standard" style:list-style-name="L1">
      <style:graphic-properties draw:stroke="solid" draw:stroke-dash="Dashed_20__28_var_29__20_4" svg:stroke-width="0.02cm" svg:stroke-color="#000000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2" style:family="graphic" style:parent-style-name="standard" style:list-style-name="L1">
      <style:graphic-properties draw:stroke="solid" draw:stroke-dash="Dashed_20__28_var_29__20_4" svg:stroke-width="0.02cm" svg:stroke-color="#000000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3" style:family="graphic" style:parent-style-name="standard" style:list-style-name="L1">
      <style:graphic-properties draw:stroke="solid" draw:stroke-dash="Dashed_20__28_var_29__20_4" svg:stroke-width="0.02cm" svg:stroke-color="#000000" draw:marker-start="" draw:marker-start-width="0.23cm" draw:marker-start-center="false" draw:marker-end="" draw:marker-end-width="0.23cm" draw:marker-end-center="false" svg:stroke-linecap="round" draw:fill="none" draw:fill-color="#729fcf" draw:textarea-horizontal-align="justify" draw:textarea-vertical-align="middle" draw:auto-grow-height="false" fo:min-height="0.558cm" fo:min-width="0.308cm" fo:padding-top="0.125cm" fo:padding-bottom="0.125cm" fo:padding-left="0.25cm" fo:padding-right="0.25cm" draw:shadow="hidden" draw:shadow-offset-x="0.2cm" draw:shadow-offset-y="0.2cm" draw:shadow-color="#808080"/>
    </style:style>
    <style:style style:name="gr124" style:family="graphic" style:parent-style-name="standard" style:list-style-name="L1">
      <style:graphic-properties draw:stroke="none" draw:stroke-dash="Dashed_20__28_var_29__20_4" svg:stroke-width="0.02cm" svg:stroke-color="#000000" draw:marker-start="" draw:marker-start-width="0.23cm" draw:marker-start-center="false" draw:marker-end="" draw:marker-end-width="0.23cm" draw:marker-end-center="false" svg:stroke-linecap="round" draw:fill="none" draw:fill-color="#729fcf" draw:textarea-horizontal-align="justify" draw:textarea-vertical-align="middle" draw:auto-grow-height="false" fo:min-height="0.1cm" fo:padding-top="0cm" fo:padding-bottom="0cm" fo:padding-left="0cm" fo:padding-right="0cm" draw:shadow="hidden" draw:shadow-offset-x="0.2cm" draw:shadow-offset-y="0.2cm" draw:shadow-color="#808080"/>
      <style:paragraph-properties style:writing-mode="lr-tb"/>
    </style:style>
    <style:style style:name="gr125" style:family="graphic" style:parent-style-name="standard" style:list-style-name="L1">
      <style:graphic-properties draw:stroke="none" draw:stroke-dash="Dashed_20__28_var_29__20_4" svg:stroke-width="0.02cm" svg:stroke-color="#000000" draw:marker-start="" draw:marker-start-width="0.23cm" draw:marker-start-center="false" draw:marker-end="" draw:marker-end-width="0.23cm" draw:marker-end-center="false" svg:stroke-linecap="round" draw:fill="none" draw:fill-color="#729fcf" draw:textarea-horizontal-align="justify" draw:textarea-vertical-align="middle" draw:auto-grow-height="false" fo:min-height="0.1cm" fo:padding-top="0cm" fo:padding-bottom="0cm" fo:padding-left="0cm" fo:padding-right="0cm" draw:shadow="hidden" draw:shadow-offset-x="0.2cm" draw:shadow-offset-y="0.2cm" draw:shadow-color="#808080"/>
      <style:paragraph-properties style:writing-mode="lr-tb"/>
    </style:style>
    <style:style style:name="gr126" style:family="graphic" style:parent-style-name="standard" style:list-style-name="L1">
      <style:graphic-properties draw:stroke="none" draw:stroke-dash="Dashed_20__28_var_29__20_4" svg:stroke-width="0.02cm" svg:stroke-color="#000000" draw:marker-start="" draw:marker-start-width="0.23cm" draw:marker-start-center="false" draw:marker-end="" draw:marker-end-width="0.23cm" draw:marker-end-center="false" svg:stroke-linecap="round" draw:fill="none" draw:fill-color="#729fcf" draw:textarea-horizontal-align="justify" draw:textarea-vertical-align="middle" draw:auto-grow-height="false" fo:min-height="0.1cm" fo:padding-top="0cm" fo:padding-bottom="0cm" fo:padding-left="0cm" fo:padding-right="0cm" draw:shadow="hidden" draw:shadow-offset-x="0.2cm" draw:shadow-offset-y="0.2cm" draw:shadow-color="#808080"/>
      <style:paragraph-properties style:writing-mode="lr-tb"/>
    </style:style>
    <style:style style:name="gr127" style:family="graphic" style:parent-style-name="standard" style:list-style-name="L1">
      <style:graphic-properties draw:stroke="none" draw:stroke-dash="Dashed_20__28_var_29__20_4" svg:stroke-width="0.02cm" svg:stroke-color="#000000" draw:marker-start="" draw:marker-start-width="0.23cm" draw:marker-start-center="false" draw:marker-end="" draw:marker-end-width="0.23cm" draw:marker-end-center="false" svg:stroke-linecap="round" draw:fill="none" draw:fill-color="#729fcf" draw:textarea-horizontal-align="justify" draw:textarea-vertical-align="middle" draw:auto-grow-height="false" fo:min-height="0.1cm" fo:padding-top="0cm" fo:padding-bottom="0cm" fo:padding-left="0cm" fo:padding-right="0cm" draw:shadow="hidden" draw:shadow-offset-x="0.2cm" draw:shadow-offset-y="0.2cm" draw:shadow-color="#808080"/>
      <style:paragraph-properties style:writing-mode="lr-tb"/>
    </style:style>
    <style:style style:name="gr128" style:family="graphic" style:parent-style-name="standard" style:list-style-name="L1">
      <style:graphic-properties draw:stroke="none" draw:stroke-dash="Dashed_20__28_var_29__20_4" svg:stroke-width="0.02cm" svg:stroke-color="#000000" draw:marker-start="" draw:marker-start-width="0.23cm" draw:marker-start-center="false" draw:marker-end="" draw:marker-end-width="0.23cm" draw:marker-end-center="false" svg:stroke-linecap="round" draw:fill="none" draw:fill-color="#729fcf" draw:textarea-horizontal-align="justify" draw:textarea-vertical-align="middle" draw:auto-grow-height="false" fo:min-height="0.1cm" fo:padding-top="0cm" fo:padding-bottom="0cm" fo:padding-left="0cm" fo:padding-right="0cm" draw:shadow="hidden" draw:shadow-offset-x="0.2cm" draw:shadow-offset-y="0.2cm" draw:shadow-color="#808080"/>
      <style:paragraph-properties style:writing-mode="lr-tb"/>
    </style:style>
    <style:style style:name="gr129" style:family="graphic" style:parent-style-name="standard" style:list-style-name="L1">
      <style:graphic-properties draw:stroke="none" draw:stroke-dash="Dashed_20__28_var_29__20_4" svg:stroke-width="0.02cm" svg:stroke-color="#000000" draw:marker-start="" draw:marker-start-width="0.23cm" draw:marker-start-center="false" draw:marker-end="" draw:marker-end-width="0.23cm" draw:marker-end-center="false" svg:stroke-linecap="round" draw:fill="none" draw:fill-color="#729fcf" draw:textarea-horizontal-align="justify" draw:textarea-vertical-align="middle" draw:auto-grow-height="false" fo:min-height="0.1cm" fo:padding-top="0cm" fo:padding-bottom="0cm" fo:padding-left="0cm" fo:padding-right="0cm" draw:shadow="hidden" draw:shadow-offset-x="0.2cm" draw:shadow-offset-y="0.2cm" draw:shadow-color="#808080"/>
      <style:paragraph-properties style:writing-mode="lr-tb"/>
    </style:style>
    <style:style style:name="gr130" style:family="graphic" style:parent-style-name="standard">
      <style:graphic-properties svg:stroke-width="0.15cm" svg:stroke-color="#000000" draw:marker-start-width="0.43cm" draw:marker-end-width="0.43cm" draw:fill="none" draw:fill-color="#ffffff" draw:textarea-horizontal-align="justify" draw:textarea-vertical-align="middle" draw:auto-grow-height="false" fo:min-height="5.866cm" fo:min-width="11.045cm" fo:padding-top="0.2cm" fo:padding-bottom="0.2cm" fo:padding-left="0.325cm" fo:padding-right="0.325cm"/>
    </style:style>
    <style:style style:name="gr131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26cm" fo:min-width="2.985cm"/>
    </style:style>
    <style:style style:name="gr133" style:family="graphic" style:parent-style-name="standard" style:list-style-name="L1">
      <style:graphic-properties draw:stroke="solid" draw:stroke-dash="Dashed_20__28_var_29__20_4" svg:stroke-width="0.02cm" svg:stroke-color="#000000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4" style:family="graphic" style:parent-style-name="standard" style:list-style-name="L1">
      <style:graphic-properties draw:stroke="solid" draw:stroke-dash="Dashed_20__28_var_29__20_4" svg:stroke-width="0.02cm" svg:stroke-color="#000000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5" style:family="graphic" style:parent-style-name="standard" style:list-style-name="L1">
      <style:graphic-properties draw:stroke="solid" draw:stroke-dash="Dashed_20__28_var_29__20_4" svg:stroke-width="0.02cm" svg:stroke-color="#000000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6" style:family="graphic" style:parent-style-name="standard" style:list-style-name="L1">
      <style:graphic-properties draw:stroke="solid" draw:stroke-dash="Dashed_20__28_var_29__20_4" svg:stroke-width="0.02cm" svg:stroke-color="#000000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7" style:family="graphic" style:parent-style-name="standard" style:list-style-name="L1">
      <style:graphic-properties draw:stroke="solid" draw:stroke-dash="Dashed_20__28_var_29__20_4" svg:stroke-width="0.02cm" svg:stroke-color="#000000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8" style:family="graphic" style:parent-style-name="standard" style:list-style-name="L1">
      <style:graphic-properties draw:stroke="solid" draw:stroke-dash="Dashed_20__28_var_29__20_4" svg:stroke-width="0.02cm" svg:stroke-color="#000000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39" style:family="graphic" style:parent-style-name="standard" style:list-style-name="L1">
      <style:graphic-properties draw:stroke="solid" draw:stroke-dash="Dashed_20__28_var_29__20_4" svg:stroke-width="0.02cm" svg:stroke-color="#000000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0" style:family="graphic" style:parent-style-name="standard" style:list-style-name="L1">
      <style:graphic-properties draw:stroke="solid" draw:stroke-dash="Dashed_20__28_var_29__20_4" svg:stroke-width="0.02cm" svg:stroke-color="#000000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1" style:family="graphic" style:parent-style-name="standard" style:list-style-name="L1">
      <style:graphic-properties draw:stroke="solid" draw:stroke-dash="Dashed_20__28_var_29__20_4" svg:stroke-width="0.02cm" svg:stroke-color="#000000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2" style:family="graphic" style:parent-style-name="standard" style:list-style-name="L1">
      <style:graphic-properties draw:stroke="solid" draw:stroke-dash="Dashed_20__28_var_29__20_4" svg:stroke-width="0.02cm" svg:stroke-color="#000000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3" style:family="graphic" style:parent-style-name="standard" style:list-style-name="L1">
      <style:graphic-properties draw:stroke="solid" draw:stroke-dash="Dashed_20__28_var_29__20_4" svg:stroke-width="0.02cm" svg:stroke-color="#000000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4" style:family="graphic" style:parent-style-name="standard" style:list-style-name="L1">
      <style:graphic-properties draw:stroke="solid" draw:stroke-dash="Dashed_20__28_var_29__20_4" svg:stroke-width="0.02cm" svg:stroke-color="#000000" draw:marker-start="" draw:marker-start-width="0.23cm" draw:marker-start-center="false" draw:marker-end="" draw:marker-end-width="0.23cm" draw:marker-end-center="false" svg:stroke-linecap="round" draw:fill="none" draw:fill-color="#729fcf" draw:textarea-horizontal-align="justify" draw:textarea-vertical-align="middle" draw:auto-grow-height="false" fo:min-height="0.558cm" fo:min-width="0.308cm" fo:padding-top="0.125cm" fo:padding-bottom="0.125cm" fo:padding-left="0.25cm" fo:padding-right="0.25cm" draw:shadow="hidden" draw:shadow-offset-x="0.2cm" draw:shadow-offset-y="0.2cm" draw:shadow-color="#808080"/>
    </style:style>
    <style:style style:name="gr145" style:family="graphic" style:parent-style-name="standard" style:list-style-name="L1">
      <style:graphic-properties draw:stroke="none" draw:stroke-dash="Dashed_20__28_var_29__20_4" svg:stroke-width="0.02cm" svg:stroke-color="#000000" draw:marker-start="" draw:marker-start-width="0.23cm" draw:marker-start-center="false" draw:marker-end="" draw:marker-end-width="0.23cm" draw:marker-end-center="false" svg:stroke-linecap="round" draw:fill="none" draw:fill-color="#729fcf" draw:textarea-horizontal-align="justify" draw:textarea-vertical-align="middle" draw:auto-grow-height="false" fo:min-height="0.1cm" fo:padding-top="0cm" fo:padding-bottom="0cm" fo:padding-left="0cm" fo:padding-right="0cm" draw:shadow="hidden" draw:shadow-offset-x="0.2cm" draw:shadow-offset-y="0.2cm" draw:shadow-color="#808080"/>
      <style:paragraph-properties style:writing-mode="lr-tb"/>
    </style:style>
    <style:style style:name="gr146" style:family="graphic" style:parent-style-name="standard" style:list-style-name="L1">
      <style:graphic-properties draw:stroke="none" draw:stroke-dash="Dashed_20__28_var_29__20_4" svg:stroke-width="0.02cm" svg:stroke-color="#000000" draw:marker-start="" draw:marker-start-width="0.23cm" draw:marker-start-center="false" draw:marker-end="" draw:marker-end-width="0.23cm" draw:marker-end-center="false" svg:stroke-linecap="round" draw:fill="none" draw:fill-color="#729fcf" draw:textarea-horizontal-align="justify" draw:textarea-vertical-align="middle" draw:auto-grow-height="false" fo:min-height="0.1cm" fo:padding-top="0cm" fo:padding-bottom="0cm" fo:padding-left="0cm" fo:padding-right="0cm" draw:shadow="hidden" draw:shadow-offset-x="0.2cm" draw:shadow-offset-y="0.2cm" draw:shadow-color="#808080"/>
      <style:paragraph-properties style:writing-mode="lr-tb"/>
    </style:style>
    <style:style style:name="gr147" style:family="graphic" style:parent-style-name="standard">
      <style:graphic-properties draw:stroke="none" svg:stroke-color="#000000" draw:fill="none" draw:fill-color="#ffffff" draw:textarea-vertical-align="middle" fo:min-height="0.187cm"/>
      <style:paragraph-properties style:writing-mode="lr-tb"/>
    </style:style>
    <style:style style:name="gr148" style:family="graphic" style:parent-style-name="standard" style:list-style-name="L1">
      <style:graphic-properties draw:stroke="solid" draw:stroke-dash="Dashed_20__28_var_29__20_4" svg:stroke-width="0.02cm" svg:stroke-color="#000000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9" style:family="graphic" style:parent-style-name="standard" style:list-style-name="L1">
      <style:graphic-properties draw:stroke="solid" draw:stroke-dash="Dashed_20__28_var_29__20_4" svg:stroke-width="0.02cm" svg:stroke-color="#000000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0" style:family="graphic" style:parent-style-name="standard" style:list-style-name="L1">
      <style:graphic-properties draw:stroke="solid" draw:stroke-dash="Dashed_20__28_var_29__20_4" svg:stroke-width="0.02cm" svg:stroke-color="#000000" draw:marker-start="" draw:marker-start-width="0.23cm" draw:marker-start-center="false" draw:marker-end="" draw:marker-end-width="0.2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1" style:family="graphic" style:parent-style-name="standard">
      <style:graphic-properties draw:stroke="none" svg:stroke-color="#000000" draw:fill="none" draw:fill-color="#ffffff" draw:textarea-vertical-align="middle" fo:min-height="0.395cm"/>
      <style:paragraph-properties style:writing-mode="lr-tb"/>
    </style:style>
    <style:style style:name="gr152" style:family="graphic" style:parent-style-name="objectwithoutfill">
      <style:graphic-properties draw:stroke="dash" draw:stroke-dash="Long_20_Dash" svg:stroke-color="#000000" draw:marker-end="" draw:marker-end-width="0.1cm" draw:fill="none" draw:textarea-vertical-align="middle"/>
    </style:style>
    <style:style style:name="gr153" style:family="graphic" style:parent-style-name="objectwithoutfill">
      <style:graphic-properties svg:stroke-width="0.1cm" svg:stroke-color="#666666" draw:marker-start-width="0.35cm" draw:marker-end-width="0.35cm" draw:fill="none" draw:textarea-vertical-align="middle" fo:padding-top="0.175cm" fo:padding-bottom="0.175cm" fo:padding-left="0.3cm" fo:padding-right="0.3cm"/>
    </style:style>
    <style:style style:name="gr154" style:family="graphic" style:parent-style-name="objectwithoutfill">
      <style:graphic-properties svg:stroke-width="0.1cm" svg:stroke-color="#2a6099" draw:marker-start-width="0.35cm" draw:marker-end="Triangle" draw:marker-end-width="0.3cm" draw:fill="none" draw:textarea-vertical-align="middle" fo:padding-top="0.175cm" fo:padding-bottom="0.175cm" fo:padding-left="0.3cm" fo:padding-right="0.3cm"/>
    </style:style>
    <style:style style:name="P1" style:family="paragraph">
      <loext:graphic-properties draw:fill="solid" draw:fill-color="#ffffe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2a6099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10pt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Lucida Sans" style:font-size-complex="8pt" style:font-style-complex="normal" style:font-weight-complex="bold" style:text-emphasize="none" style:font-relief="none" style:text-overline-style="none" style:text-overline-color="font-color"/>
    </style:style>
    <style:style style:name="P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3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="none"/>
      <style:paragraph-properties fo:margin-left="0cm" fo:margin-right="0.5cm" fo:text-align="center" fo:text-indent="0.1cm"/>
      <style:text-properties fo:font-size="10pt"/>
    </style:style>
    <style:style style:name="P15" style:family="paragraph">
      <loext:graphic-properties draw:fill="none" draw:fill-color="#ffffff"/>
      <style:paragraph-properties fo:text-align="center" style:writing-mode="lr-tb"/>
      <style:text-properties style:font-name="Liberation Mono1" fo:font-size="10pt" fo:font-weight="normal" style:font-size-asian="12pt" style:font-size-complex="12pt"/>
    </style:style>
    <style:style style:name="P16" style:family="paragraph">
      <loext:graphic-properties draw:fill="none" draw:fill-color="#ffffff"/>
      <style:paragraph-properties fo:text-align="center" style:writing-mode="lr-tb"/>
      <style:text-properties fo:font-size="10pt" fo:font-weight="bold" style:font-size-asian="12pt" style:font-size-complex="12pt"/>
    </style:style>
    <style:style style:name="P17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loext:graphic-properties draw:fill="none" draw:fill-color="#ffffff"/>
      <style:paragraph-properties fo:text-align="center" style:writing-mode="lr-tb"/>
      <style:text-properties fo:font-size="12pt" fo:font-weight="normal" style:font-size-asian="12pt" style:font-size-complex="12pt"/>
    </style:style>
    <style:style style:name="P1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Lucida 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loext:graphic-properties draw:fill="none" draw:fill-color="#ffffff"/>
      <style:paragraph-properties fo:text-align="center" style:writing-mode="lr-tb"/>
      <style:text-properties fo:font-size="10pt" fo:font-weight="normal" style:font-size-asian="10pt" style:font-size-complex="10pt"/>
    </style:style>
    <style:style style:name="P22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Lucida Sans" style:font-size-complex="8pt" style:font-style-complex="normal" style:font-weight-complex="bold" style:text-emphasize="none" style:font-relief="none" style:text-overline-style="none" style:text-overline-color="font-color"/>
    </style:style>
    <style:style style:name="P23" style:family="paragraph">
      <loext:graphic-properties draw:fill="solid" draw:fill-color="#ffffff"/>
      <style:paragraph-properties fo:margin-left="0cm" fo:margin-right="0.5cm" fo:text-align="center" fo:text-indent="0.1cm"/>
      <style:text-properties fo:font-size="10pt"/>
    </style:style>
    <style:style style:name="P24" style:family="paragraph">
      <style:paragraph-properties fo:text-align="center"/>
      <style:text-properties style:font-name="Liberation Sans2" fo:font-weight="bold"/>
    </style:style>
    <style:style style:name="P25" style:family="paragraph">
      <loext:graphic-properties draw:fill="none" draw:fill-color="#ffffff"/>
      <style:paragraph-properties fo:text-align="center" style:writing-mode="lr-tb"/>
      <style:text-properties style:font-name="Liberation Sans2" fo:font-size="10pt" fo:font-weight="bold" style:font-size-asian="12pt" style:font-size-complex="12pt"/>
    </style:style>
    <style:style style:name="P26" style:family="paragraph">
      <style:paragraph-properties fo:text-align="center"/>
      <style:text-properties fo:font-weight="bold"/>
    </style:style>
    <style:style style:name="P27" style:family="paragraph">
      <loext:graphic-properties draw:fill="none" draw:fill-color="#ffffff"/>
      <style:paragraph-properties fo:text-align="center" style:writing-mode="lr-tb"/>
      <style:text-properties fo:font-size="10pt" fo:font-weight="bold" style:font-size-asian="10pt" style:font-size-complex="10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Mono1" fo:font-size="8pt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Lucida Sans" style:font-size-complex="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bold" style:letter-kerning="true" style:font-name-asian="Microsoft YaHei" style:font-size-asian="8pt" style:font-style-asian="normal" style:font-weight-asian="bold" style:font-name-complex="Lucida Sans" style:font-size-complex="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style:font-name="Liberation Mono1" fo:font-size="10pt" fo:font-weight="normal" style:font-size-asian="12pt" style:font-size-complex="12pt"/>
    </style:style>
    <style:style style:name="T4" style:family="text">
      <style:text-properties fo:font-size="10pt" fo:font-weight="bold" style:font-size-asian="12pt" style:font-size-complex="12pt"/>
    </style:style>
    <style:style style:name="T5" style:family="text">
      <style:text-properties fo:font-size="12pt" fo:font-weight="normal" style:font-size-asian="12pt" style:font-size-complex="12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Microsoft YaHei" style:font-size-asian="8pt" style:font-style-asian="normal" style:font-weight-asian="normal" style:font-name-complex="Lucida Sans" style:font-size-complex="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0pt" fo:font-weight="normal" style:font-size-asian="10pt" style:font-size-complex="10pt"/>
    </style:style>
    <style:style style:name="T8" style:family="text">
      <style:text-properties style:font-name="Liberation Sans2" fo:font-size="10pt" style:font-size-asian="12pt" style:font-size-complex="12pt"/>
    </style:style>
    <style:style style:name="T9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26.898cm" svg:height="12.998cm" svg:x="1.404cm" svg:y="2.948cm">
          <text:p/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0.866cm" svg:y1="7.851cm" svg:x2="10.866cm" svg:y2="6.846cm" draw:start-shape="id1" draw:start-glue-point="4" draw:end-shape="id2" draw:end-glue-point="0" svg:d="M10866 7851v-1005" svg:viewBox="0 0 1 1006">
          <text:p/>
        </draw:connector>
        <draw:connector draw:style-name="gr2" draw:text-style-name="P2" draw:layer="layout" draw:line-skew="0.654cm" svg:x1="7.266cm" svg:y1="6.846cm" svg:x2="7.27cm" svg:y2="7.855cm" draw:start-shape="id3" draw:start-glue-point="0" draw:end-shape="id4" draw:end-glue-point="4" svg:d="M7266 6846v154h4v855" svg:viewBox="0 0 5 1010">
          <text:p/>
        </draw:connector>
        <draw:connector draw:style-name="gr2" draw:text-style-name="P2" draw:layer="layout" svg:x1="9.066cm" svg:y1="7.851cm" svg:x2="9.066cm" svg:y2="6.846cm" draw:start-shape="id5" draw:start-glue-point="4" draw:end-shape="id6" draw:end-glue-point="0" svg:d="M9066 7851v-1005" svg:viewBox="0 0 1 1006">
          <text:p/>
        </draw:connector>
        <draw:custom-shape draw:style-name="gr3" draw:text-style-name="P3" draw:layer="layout" svg:width="11.6cm" svg:height="1.782cm" svg:x="6.75cm" svg:y="10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1.6cm" svg:height="2.032cm" svg:x="6.75cm" svg:y="12.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11.6cm" svg:height="0.954cm" svg:x="6.75cm" svg:y="14.25cm">
          <text:p/>
          <draw:enhanced-geometry svg:viewBox="0 0 21600 21600" draw:type="rectangle" draw:enhanced-path="M 0 0 L 21600 0 21600 21600 0 21600 0 0 Z N"/>
        </draw:custom-shape>
        <draw:line draw:style-name="gr6" draw:text-style-name="P4" draw:layer="layout" svg:x1="22.211cm" svg:y1="11.852cm" svg:x2="22.211cm" svg:y2="10.352cm">
          <text:p/>
        </draw:line>
        <draw:custom-shape draw:style-name="gr7" draw:text-style-name="P5" draw:layer="layout" svg:width="11.695cm" svg:height="5.742cm" svg:x="6.679cm" svg:y="9.484cm">
          <text:p/>
          <draw:enhanced-geometry svg:viewBox="0 0 21600 21600" draw:type="rectangle" draw:enhanced-path="M 0 0 L 21600 0 21600 21600 0 21600 0 0 Z N"/>
        </draw:custom-shape>
        <draw:line draw:style-name="gr8" draw:text-style-name="P4" draw:layer="layout" svg:x1="7.262cm" svg:y1="8.997cm" svg:x2="7.262cm" svg:y2="14.222cm">
          <text:p/>
        </draw:line>
        <draw:custom-shape draw:style-name="gr9" draw:text-style-name="P6" xml:id="id4" draw:id="id4" draw:layer="layout" svg:width="1.142cm" svg:height="1.142cm" svg:x="6.699cm" svg:y="7.8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8" draw:layer="layout" svg:width="1.142cm" svg:height="0.326cm" svg:x="6.694cm" svg:y="8.089cm">
          <draw:text-box>
            <text:p text:style-name="P7"><text:span text:style-name="T1">1</text:span><text:span text:style-name="T1">-</text:span><text:span text:style-name="T1">L</text:span><text:span text:style-name="T1">T</text:span></text:p>
          </draw:text-box>
        </draw:frame>
        <draw:frame draw:style-name="gr11" draw:text-style-name="P8" draw:layer="layout" svg:width="1.142cm" svg:height="0.327cm" svg:x="6.694cm" svg:y="8.516cm">
          <draw:text-box>
            <text:p text:style-name="P7"><text:span text:style-name="T2">00</text:span><text:span text:style-name="T2">1</text:span></text:p>
          </draw:text-box>
        </draw:frame>
        <draw:line draw:style-name="gr8" draw:text-style-name="P4" draw:layer="layout" svg:x1="9.058cm" svg:y1="8.993cm" svg:x2="9.058cm" svg:y2="12.278cm">
          <text:p/>
        </draw:line>
        <draw:custom-shape draw:style-name="gr12" draw:text-style-name="P9" xml:id="id5" draw:id="id5" draw:layer="layout" svg:width="1.142cm" svg:height="1.142cm" svg:x="8.495cm" svg:y="7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10.858cm" svg:y1="8.993cm" svg:x2="10.858cm" svg:y2="10.536cm">
          <text:p/>
        </draw:line>
        <draw:custom-shape draw:style-name="gr13" draw:text-style-name="P9" xml:id="id1" draw:id="id1" draw:layer="layout" svg:width="1.142cm" svg:height="1.142cm" svg:x="10.295cm" svg:y="7.8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4" draw:layer="layout" svg:x1="12.458cm" svg:y1="9.099cm" svg:x2="12.458cm" svg:y2="9.484cm">
          <text:p/>
        </draw:line>
        <draw:line draw:style-name="gr8" draw:text-style-name="P4" draw:layer="layout" svg:x1="14.158cm" svg:y1="9.1cm" svg:x2="14.158cm" svg:y2="9.485cm">
          <text:p/>
        </draw:line>
        <draw:line draw:style-name="gr8" draw:text-style-name="P4" draw:layer="layout" svg:x1="14.35cm" svg:y1="9.092cm" svg:x2="12.246cm" svg:y2="9.092cm">
          <text:p/>
        </draw:line>
        <draw:line draw:style-name="gr8" draw:text-style-name="P4" draw:layer="layout" svg:x1="14.35cm" svg:y1="8.954cm" svg:x2="12.246cm" svg:y2="8.954cm">
          <text:p/>
        </draw:line>
        <draw:line draw:style-name="gr8" draw:text-style-name="P4" xml:id="id8" draw:id="id8" draw:layer="layout" svg:x1="19.383cm" svg:y1="15.257cm" svg:x2="19.383cm" svg:y2="15.55cm">
          <text:p/>
        </draw:line>
        <draw:line draw:style-name="gr8" draw:text-style-name="P4" draw:layer="layout" svg:x1="19.086cm" svg:y1="15.014cm" svg:x2="19.383cm" svg:y2="15.311cm">
          <text:p/>
        </draw:line>
        <draw:line draw:style-name="gr8" draw:text-style-name="P4" draw:layer="layout" svg:x1="19.692cm" svg:y1="15.005cm" svg:x2="19.384cm" svg:y2="15.312cm">
          <text:p/>
        </draw:line>
        <draw:g xml:id="id7" draw:id="id7">
          <draw:custom-shape draw:style-name="gr14" draw:text-style-name="P10" draw:layer="layout" svg:width="0.176cm" svg:height="0.528cm" svg:x="18.679cm" svg:y="9.63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5" draw:text-style-name="P11" draw:layer="layout" svg:x1="18.679cm" svg:y1="10.164cm" svg:x2="18.679cm" svg:y2="9.636cm">
            <text:p/>
          </draw:line>
          <draw:line draw:style-name="gr16" draw:text-style-name="P11" draw:layer="layout" svg:x1="18.855cm" svg:y1="10.164cm" svg:x2="18.855cm" svg:y2="9.636cm">
            <text:p/>
          </draw:line>
        </draw:g>
        <draw:line draw:style-name="gr8" draw:text-style-name="P4" draw:layer="layout" svg:x1="18.679cm" svg:y1="9.904cm" svg:x2="18.374cm" svg:y2="9.904cm">
          <text:p/>
        </draw:line>
        <draw:connector draw:style-name="gr17" draw:text-style-name="P2" draw:layer="layout" svg:x1="18.855cm" svg:y1="9.9cm" svg:x2="19.383cm" svg:y2="15.257cm" draw:start-shape="id7" draw:start-glue-point="1" draw:end-shape="id8" draw:end-glue-point="0" svg:d="M18855 9900h528v5357" svg:viewBox="0 0 529 5358">
          <text:p/>
        </draw:connector>
        <draw:g xml:id="id9" draw:id="id9">
          <draw:custom-shape draw:style-name="gr18" draw:text-style-name="P12" draw:layer="layout" svg:width="0.176cm" svg:height="0.528cm" draw:transform="rotate (-3.14159265358979) translate (6.352cm 15.023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19" draw:text-style-name="P13" draw:layer="layout" svg:x1="6.352cm" svg:y1="14.495cm" svg:x2="6.352cm" svg:y2="15.023cm">
            <text:p/>
          </draw:line>
          <draw:line draw:style-name="gr20" draw:text-style-name="P13" draw:layer="layout" svg:x1="6.176cm" svg:y1="14.495cm" svg:x2="6.176cm" svg:y2="15.023cm">
            <text:p/>
          </draw:line>
        </draw:g>
        <draw:line draw:style-name="gr21" draw:text-style-name="P4" draw:layer="layout" svg:x1="6.352cm" svg:y1="14.755cm" svg:x2="6.657cm" svg:y2="14.755cm">
          <text:p/>
        </draw:line>
        <draw:custom-shape draw:style-name="gr22" draw:text-style-name="P14" xml:id="id10" draw:id="id10" draw:layer="layout" svg:width="3.484cm" svg:height="0.775cm" draw:transform="rotate (-3.14159265358979) translate (5.087cm 15.128cm)">
          <text:p/>
          <draw:enhanced-geometry svg:viewBox="0 0 21600 21600" draw:text-areas="0 0 21600 21600" draw:type="pentagon-right" draw:modifiers="20378.9956958393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23" draw:text-style-name="P15" draw:layer="layout" svg:width="3.196cm" svg:height="0.887cm" svg:x="1.836cm" svg:y="14.323cm">
          <draw:text-box>
            <text:p text:style-name="P2"><text:span text:style-name="T3">тех.процесс</text:span></text:p>
          </draw:text-box>
        </draw:frame>
        <draw:connector draw:style-name="gr24" draw:text-style-name="P4" draw:layer="layout" draw:type="line" svg:x1="6.176cm" svg:y1="14.759cm" svg:x2="5.087cm" svg:y2="14.741cm" draw:start-shape="id9" draw:start-glue-point="3" draw:end-shape="id10" draw:end-glue-point="3" svg:d="M6176 14759l-1089-18" svg:viewBox="0 0 1090 19">
          <text:p/>
        </draw:connector>
        <draw:frame draw:style-name="gr25" draw:text-style-name="P16" draw:layer="layout" svg:width="3.724cm" svg:height="0.645cm" svg:x="10.565cm" svg:y="15.306cm">
          <draw:text-box>
            <text:p text:style-name="P2"><text:span text:style-name="T4">1-T-001</text:span></text:p>
          </draw:text-box>
        </draw:frame>
        <draw:g xml:id="id11" draw:id="id11">
          <draw:circle draw:style-name="gr26" draw:text-style-name="P12" draw:layer="layout" svg:width="1cm" svg:height="1cm" svg:x="21.718cm" svg:y="14.287cm">
            <text:p/>
          </draw:circle>
          <draw:line draw:style-name="gr27" draw:text-style-name="P12" draw:layer="layout" svg:x1="22.218cm" svg:y1="14.287cm" svg:x2="22.718cm" svg:y2="14.787cm">
            <text:p/>
          </draw:line>
          <draw:line draw:style-name="gr28" draw:text-style-name="P12" draw:layer="layout" svg:x1="22.218cm" svg:y1="15.287cm" svg:x2="22.718cm" svg:y2="14.787cm">
            <text:p/>
          </draw:line>
        </draw:g>
        <draw:custom-shape draw:style-name="gr22" draw:text-style-name="P14" xml:id="id13" draw:id="id13" draw:layer="layout" svg:width="3.484cm" svg:height="0.775cm" draw:transform="rotate (-3.14159265358979) translate (28.097cm 15.154cm)">
          <text:p/>
          <draw:enhanced-geometry svg:viewBox="0 0 21600 21600" draw:text-areas="0 0 21600 21600" draw:type="pentagon-right" draw:modifiers="20378.9956958393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29" draw:text-style-name="P15" draw:layer="layout" svg:width="3.196cm" svg:height="0.775cm" svg:x="24.846cm" svg:y="14.405cm">
          <draw:text-box>
            <text:p text:style-name="P2"><text:span text:style-name="T3">скважина</text:span></text:p>
          </draw:text-box>
        </draw:frame>
        <draw:g xml:id="id14" draw:id="id14">
          <draw:custom-shape draw:style-name="gr30" draw:text-style-name="P12" draw:layer="layout" svg:width="0.176cm" svg:height="0.528cm" draw:transform="rotate (1.5707963267949) translate (15.058cm 9.13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1" draw:text-style-name="P13" draw:layer="layout" svg:x1="15.586cm" svg:y1="9.135cm" svg:x2="15.058cm" svg:y2="9.135cm">
            <text:p/>
          </draw:line>
          <draw:line draw:style-name="gr32" draw:text-style-name="P13" draw:layer="layout" svg:x1="15.586cm" svg:y1="8.959cm" svg:x2="15.058cm" svg:y2="8.959cm">
            <text:p/>
          </draw:line>
        </draw:g>
        <draw:line draw:style-name="gr21" draw:text-style-name="P4" draw:layer="layout" svg:x1="15.326cm" svg:y1="9.135cm" svg:x2="15.326cm" svg:y2="9.44cm">
          <text:p/>
        </draw:line>
        <draw:line draw:style-name="gr33" draw:text-style-name="P17" draw:layer="layout" svg:x1="21.617cm" svg:y1="13.88cm" svg:x2="22.967cm" svg:y2="12.73cm">
          <text:p/>
        </draw:line>
        <draw:frame draw:style-name="gr34" draw:text-style-name="P18" draw:layer="layout" svg:width="0.844cm" svg:height="0.725cm" svg:x="21.816cm" svg:y="13.013cm">
          <draw:text-box>
            <text:p text:style-name="P2"><text:span text:style-name="T5">M</text:span></text:p>
          </draw:text-box>
        </draw:frame>
        <draw:connector draw:style-name="gr8" draw:text-style-name="P4" draw:layer="layout" draw:type="line" svg:x1="22.218cm" svg:y1="14.287cm" svg:x2="22.22cm" svg:y2="13.773cm" draw:start-shape="id11" draw:start-glue-point="0" draw:end-shape="id12" draw:end-glue-point="2" svg:d="M22218 14287l2-514" svg:viewBox="0 0 3 515">
          <text:p/>
        </draw:connector>
        <draw:connector draw:style-name="gr35" draw:text-style-name="P4" draw:layer="layout" draw:type="line" svg:x1="24.613cm" svg:y1="14.767cm" svg:x2="22.718cm" svg:y2="14.787cm" draw:start-shape="id13" draw:start-glue-point="1" draw:end-shape="id11" draw:end-glue-point="1" svg:d="M24613 14767l-1895 20" svg:viewBox="0 0 1896 21">
          <text:p/>
        </draw:connector>
        <draw:connector draw:style-name="gr36" draw:text-style-name="P2" draw:layer="layout" draw:line-skew="1.238cm -0.215cm" svg:x1="21.718cm" svg:y1="14.787cm" svg:x2="15.322cm" svg:y2="8.959cm" draw:start-shape="id11" draw:start-glue-point="3" draw:end-shape="id14" draw:end-glue-point="0" svg:d="M21718 14787h-1828v-6558h-4568v730" svg:viewBox="0 0 6397 6559">
          <text:p/>
        </draw:connector>
        <draw:g xml:id="id15" draw:id="id15">
          <draw:custom-shape draw:style-name="gr37" draw:text-style-name="P9" draw:layer="layout" svg:width="1.142cm" svg:height="1.142cm" svg:x="20.423cm" svg:y="11.25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8" draw:text-style-name="P19" draw:layer="layout" svg:width="1.142cm" svg:height="0.326cm" svg:x="20.444cm" svg:y="11.416cm">
            <draw:text-box>
              <text:p text:style-name="P7"><text:span text:style-name="T6">HS</text:span></text:p>
            </draw:text-box>
          </draw:frame>
        </draw:g>
        <draw:custom-shape draw:style-name="gr39" draw:text-style-name="P9" draw:layer="layout" svg:width="1.142cm" svg:height="1.142cm" svg:x="22.862cm" svg:y="11.2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19" draw:layer="layout" svg:width="1.142cm" svg:height="0.326cm" svg:x="22.883cm" svg:y="11.412cm">
          <draw:text-box>
            <text:p text:style-name="P7"><text:span text:style-name="T6">HS</text:span></text:p>
          </draw:text-box>
        </draw:frame>
        <draw:custom-shape draw:style-name="gr41" draw:text-style-name="P4" xml:id="id16" draw:id="id16" draw:layer="layout" svg:width="1.191cm" svg:height="1.191cm" svg:x="22.835cm" svg:y="11.23cm">
          <text:p/>
          <draw:enhanced-geometry svg:viewBox="0 0 21600 21600" draw:type="rectangle" draw:enhanced-path="M 0 0 L 21600 0 21600 21600 0 21600 0 0 Z N"/>
        </draw:custom-shape>
        <draw:line draw:style-name="gr8" draw:text-style-name="P4" draw:layer="layout" svg:x1="22.862cm" svg:y1="11.815cm" svg:x2="24.004cm" svg:y2="11.815cm">
          <text:p/>
        </draw:line>
        <draw:connector draw:style-name="gr42" draw:text-style-name="P2" draw:layer="layout" svg:x1="21.586cm" svg:y1="11.827cm" svg:x2="22.22cm" svg:y2="12.981cm" draw:start-shape="id15" draw:start-glue-point="1" draw:end-shape="id12" draw:end-glue-point="0" svg:d="M21586 11827h634v1154" svg:viewBox="0 0 635 1155">
          <text:p/>
        </draw:connector>
        <draw:connector draw:style-name="gr42" draw:text-style-name="P2" draw:layer="layout" svg:x1="22.835cm" svg:y1="11.825cm" svg:x2="22.22cm" svg:y2="12.981cm" draw:start-shape="id16" draw:start-glue-point="3" draw:end-shape="id12" draw:end-glue-point="0" svg:d="M22835 11825h-615v1156" svg:viewBox="0 0 616 1157">
          <text:p/>
        </draw:connector>
        <draw:custom-shape draw:style-name="gr43" draw:text-style-name="P9" draw:layer="layout" svg:width="1.142cm" svg:height="1.142cm" svg:x="10.26cm" svg:y="5.0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4" draw:layer="layout" svg:width="1.191cm" svg:height="1.191cm" svg:x="10.233cm" svg:y="5.034cm">
          <text:p/>
          <draw:enhanced-geometry svg:viewBox="0 0 21600 21600" draw:type="rectangle" draw:enhanced-path="M 0 0 L 21600 0 21600 21600 0 21600 0 0 Z N"/>
        </draw:custom-shape>
        <draw:line draw:style-name="gr8" draw:text-style-name="P4" draw:layer="layout" svg:x1="10.26cm" svg:y1="5.619cm" svg:x2="11.402cm" svg:y2="5.619cm">
          <text:p/>
        </draw:line>
        <draw:circle draw:style-name="gr44" draw:text-style-name="P20" draw:layer="layout" svg:width="0.1cm" svg:height="0.1cm" svg:x="7.732cm" svg:y="5.577cm">
          <text:p/>
        </draw:circle>
        <draw:circle draw:style-name="gr45" draw:text-style-name="P20" draw:layer="layout" svg:width="0.1cm" svg:height="0.1cm" svg:x="8.333cm" svg:y="5.577cm">
          <text:p/>
        </draw:circle>
        <draw:line draw:style-name="gr46" draw:text-style-name="P20" draw:layer="layout" svg:x1="8.483cm" svg:y1="5.627cm" svg:x2="8.683cm" svg:y2="5.627cm">
          <text:p/>
        </draw:line>
        <draw:circle draw:style-name="gr47" draw:text-style-name="P20" draw:layer="layout" svg:width="0.1cm" svg:height="0.1cm" svg:x="8.933cm" svg:y="5.577cm">
          <text:p/>
        </draw:circle>
        <draw:line draw:style-name="gr48" draw:text-style-name="P20" draw:layer="layout" svg:x1="8.683cm" svg:y1="5.627cm" svg:x2="8.883cm" svg:y2="5.627cm">
          <text:p/>
        </draw:line>
        <draw:line draw:style-name="gr49" draw:text-style-name="P20" draw:layer="layout" svg:x1="7.883cm" svg:y1="5.627cm" svg:x2="8.083cm" svg:y2="5.627cm">
          <text:p/>
        </draw:line>
        <draw:line draw:style-name="gr50" draw:text-style-name="P20" draw:layer="layout" svg:x1="8.083cm" svg:y1="5.627cm" svg:x2="8.283cm" svg:y2="5.627cm">
          <text:p/>
        </draw:line>
        <draw:line draw:style-name="gr51" draw:text-style-name="P20" draw:layer="layout" svg:x1="7.283cm" svg:y1="5.627cm" svg:x2="7.483cm" svg:y2="5.627cm">
          <text:p/>
        </draw:line>
        <draw:line draw:style-name="gr52" draw:text-style-name="P20" draw:layer="layout" svg:x1="7.483cm" svg:y1="5.627cm" svg:x2="7.683cm" svg:y2="5.627cm">
          <text:p/>
        </draw:line>
        <draw:circle draw:style-name="gr53" draw:text-style-name="P20" draw:layer="layout" svg:width="0.1cm" svg:height="0.1cm" svg:x="9.533cm" svg:y="5.577cm">
          <text:p/>
        </draw:circle>
        <draw:line draw:style-name="gr54" draw:text-style-name="P20" draw:layer="layout" svg:x1="9.683cm" svg:y1="5.627cm" svg:x2="9.883cm" svg:y2="5.627cm">
          <text:p/>
        </draw:line>
        <draw:circle draw:style-name="gr55" draw:text-style-name="P20" draw:layer="layout" svg:width="0.1cm" svg:height="0.1cm" svg:x="10.133cm" svg:y="5.577cm">
          <text:p/>
        </draw:circle>
        <draw:line draw:style-name="gr56" draw:text-style-name="P20" draw:layer="layout" svg:x1="9.883cm" svg:y1="5.627cm" svg:x2="10.083cm" svg:y2="5.627cm">
          <text:p/>
        </draw:line>
        <draw:line draw:style-name="gr57" draw:text-style-name="P20" draw:layer="layout" svg:x1="9.083cm" svg:y1="5.627cm" svg:x2="9.283cm" svg:y2="5.627cm">
          <text:p/>
        </draw:line>
        <draw:line draw:style-name="gr58" draw:text-style-name="P20" draw:layer="layout" svg:x1="9.283cm" svg:y1="5.627cm" svg:x2="9.483cm" svg:y2="5.627cm">
          <text:p/>
        </draw:line>
        <draw:circle draw:style-name="gr59" draw:text-style-name="P20" draw:layer="layout" svg:width="0.1cm" svg:height="0.1cm" draw:transform="rotate (1.5707963267949) translate (7.208cm 6.37cm)">
          <text:p/>
        </draw:circle>
        <draw:circle draw:style-name="gr60" draw:text-style-name="P20" draw:layer="layout" svg:width="0.1cm" svg:height="0.1cm" draw:transform="rotate (1.5707963267949) translate (7.208cm 5.769cm)">
          <text:p/>
        </draw:circle>
        <draw:line draw:style-name="gr61" draw:text-style-name="P20" draw:layer="layout" svg:x1="7.258cm" svg:y1="6.219cm" svg:x2="7.258cm" svg:y2="6.019cm">
          <text:p/>
        </draw:line>
        <draw:line draw:style-name="gr62" draw:text-style-name="P20" draw:layer="layout" svg:x1="7.258cm" svg:y1="6.019cm" svg:x2="7.258cm" svg:y2="5.819cm">
          <text:p/>
        </draw:line>
        <draw:line draw:style-name="gr63" draw:text-style-name="P20" draw:layer="layout" svg:x1="7.258cm" svg:y1="6.819cm" svg:x2="7.258cm" svg:y2="6.619cm">
          <text:p/>
        </draw:line>
        <draw:line draw:style-name="gr64" draw:text-style-name="P20" draw:layer="layout" svg:x1="7.258cm" svg:y1="6.619cm" svg:x2="7.258cm" svg:y2="6.419cm">
          <text:p/>
        </draw:line>
        <draw:circle draw:style-name="gr65" draw:text-style-name="P20" draw:layer="layout" svg:width="0.1cm" svg:height="0.1cm" draw:transform="rotate (1.5707963267949) translate (9.009cm 6.371cm)">
          <text:p/>
        </draw:circle>
        <draw:line draw:style-name="gr66" draw:text-style-name="P20" draw:layer="layout" svg:x1="9.059cm" svg:y1="6.22cm" svg:x2="9.059cm" svg:y2="6.02cm">
          <text:p/>
        </draw:line>
        <draw:line draw:style-name="gr67" draw:text-style-name="P20" draw:layer="layout" svg:x1="9.059cm" svg:y1="6.02cm" svg:x2="9.059cm" svg:y2="5.677cm">
          <text:p/>
        </draw:line>
        <draw:line draw:style-name="gr68" draw:text-style-name="P20" draw:layer="layout" svg:x1="9.059cm" svg:y1="6.82cm" svg:x2="9.059cm" svg:y2="6.62cm">
          <text:p/>
        </draw:line>
        <draw:line draw:style-name="gr69" draw:text-style-name="P20" draw:layer="layout" svg:x1="9.059cm" svg:y1="6.62cm" svg:x2="9.059cm" svg:y2="6.42cm">
          <text:p/>
        </draw:line>
        <draw:circle draw:style-name="gr70" draw:text-style-name="P20" draw:layer="layout" svg:width="0.1cm" svg:height="0.1cm" draw:transform="rotate (1.5707963267949) translate (10.792cm 6.372cm)">
          <text:p/>
        </draw:circle>
        <draw:line draw:style-name="gr71" draw:text-style-name="P20" draw:layer="layout" svg:x1="10.842cm" svg:y1="6.821cm" svg:x2="10.842cm" svg:y2="6.621cm">
          <text:p/>
        </draw:line>
        <draw:line draw:style-name="gr72" draw:text-style-name="P20" draw:layer="layout" svg:x1="10.842cm" svg:y1="6.621cm" svg:x2="10.842cm" svg:y2="6.421cm">
          <text:p/>
        </draw:line>
        <draw:frame draw:style-name="gr25" draw:text-style-name="P16" draw:layer="layout" svg:width="3.724cm" svg:height="0.645cm" svg:x="20.377cm" svg:y="15.295cm">
          <draw:text-box>
            <text:p text:style-name="P2"><text:span text:style-name="T4">1-P-001</text:span></text:p>
          </draw:text-box>
        </draw:frame>
        <draw:custom-shape draw:style-name="gr73" draw:text-style-name="P9" draw:layer="layout" svg:width="1.142cm" svg:height="1.142cm" svg:x="25.726cm" svg:y="11.1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4" xml:id="id17" draw:id="id17" draw:layer="layout" svg:width="1.191cm" svg:height="1.191cm" svg:x="25.699cm" svg:y="11.151cm">
          <text:p/>
          <draw:enhanced-geometry svg:viewBox="0 0 21600 21600" draw:type="rectangle" draw:enhanced-path="M 0 0 L 21600 0 21600 21600 0 21600 0 0 Z N"/>
        </draw:custom-shape>
        <draw:line draw:style-name="gr8" draw:text-style-name="P4" draw:layer="layout" svg:x1="25.726cm" svg:y1="11.736cm" svg:x2="26.868cm" svg:y2="11.736cm">
          <text:p/>
        </draw:line>
        <draw:connector draw:style-name="gr74" draw:text-style-name="P4" draw:layer="layout" draw:type="line" svg:x1="26.294cm" svg:y1="11.151cm" svg:x2="26.283cm" svg:y2="10.458cm" draw:start-shape="id17" draw:start-glue-point="0" svg:d="M26294 11151l-11-693" svg:viewBox="0 0 12 694">
          <text:p/>
        </draw:connector>
        <draw:frame draw:style-name="gr75" draw:text-style-name="P21" draw:layer="layout" svg:width="3.196cm" svg:height="0.775cm" svg:x="24.686cm" svg:y="9.651cm">
          <draw:text-box>
            <text:p text:style-name="P2"><text:span text:style-name="T7">автомат</text:span></text:p>
          </draw:text-box>
        </draw:frame>
        <draw:frame draw:style-name="gr29" draw:text-style-name="P21" draw:layer="layout" svg:width="3.196cm" svg:height="0.775cm" svg:x="24.712cm" svg:y="12.204cm">
          <draw:text-box>
            <text:p text:style-name="P2"><text:span text:style-name="T7">режим</text:span></text:p>
          </draw:text-box>
        </draw:frame>
        <draw:frame draw:style-name="gr75" draw:text-style-name="P21" draw:layer="layout" svg:width="3.196cm" svg:height="0.775cm" svg:x="20.628cm" svg:y="9.652cm">
          <draw:text-box>
            <text:p text:style-name="P2"><text:span text:style-name="T7">пуск</text:span></text:p>
          </draw:text-box>
        </draw:frame>
        <draw:frame draw:style-name="gr75" draw:text-style-name="P21" draw:layer="layout" svg:width="3.196cm" svg:height="0.775cm" svg:x="20.628cm" svg:y="8.879cm">
          <draw:text-box>
            <text:p text:style-name="P2"><text:span text:style-name="T7">50%</text:span></text:p>
          </draw:text-box>
        </draw:frame>
        <draw:frame draw:style-name="gr76" draw:text-style-name="P4" draw:layer="layout" svg:width="1.268cm" svg:height="1.268cm" svg:x="12.982cm" svg:y="5cm">
          <draw:image xlink:href="Pictures/10000201000000240000002465B54805279FCCFB.png" xlink:type="simple" xlink:show="embed" xlink:actuate="onLoad" draw:mime-type="image/png">
            <text:p/>
          </draw:image>
        </draw:frame>
        <draw:frame draw:style-name="gr76" draw:text-style-name="P4" xml:id="id3" draw:id="id3" draw:layer="layout" svg:width="0.792cm" svg:height="0.792cm" svg:x="6.87cm" svg:y="6.846cm">
          <draw:image xlink:href="Pictures/100002010000001E0000001E7165C71F2BF12FE3.png" xlink:type="simple" xlink:show="embed" xlink:actuate="onLoad" draw:mime-type="image/png">
            <text:p/>
          </draw:image>
        </draw:frame>
        <draw:frame draw:style-name="gr76" draw:text-style-name="P4" xml:id="id6" draw:id="id6" draw:layer="layout" svg:width="0.792cm" svg:height="0.792cm" svg:x="8.67cm" svg:y="6.846cm">
          <draw:image xlink:href="Pictures/100002010000001E0000001E7165C71F2BF12FE3.png" xlink:type="simple" xlink:show="embed" xlink:actuate="onLoad" draw:mime-type="image/png">
            <text:p/>
          </draw:image>
        </draw:frame>
        <draw:frame draw:style-name="gr76" draw:text-style-name="P4" xml:id="id2" draw:id="id2" draw:layer="layout" svg:width="0.792cm" svg:height="0.792cm" svg:x="10.47cm" svg:y="6.846cm">
          <draw:image xlink:href="Pictures/100002010000001E0000001E7165C71F2BF12FE3.png" xlink:type="simple" xlink:show="embed" xlink:actuate="onLoad" draw:mime-type="image/png">
            <text:p/>
          </draw:image>
        </draw:frame>
        <draw:frame draw:style-name="gr76" draw:text-style-name="P4" xml:id="id12" draw:id="id12" draw:layer="layout" svg:width="0.792cm" svg:height="0.792cm" svg:x="21.824cm" svg:y="12.981cm">
          <draw:image xlink:href="Pictures/100002010000001E0000001E7165C71F2BF12FE3.png" xlink:type="simple" xlink:show="embed" xlink:actuate="onLoad" draw:mime-type="image/png">
            <text:p/>
          </draw:image>
        </draw:frame>
        <draw:frame draw:style-name="gr75" draw:text-style-name="P21" draw:layer="layout" svg:width="3.196cm" svg:height="0.775cm" svg:x="6.382cm" svg:y="3.501cm">
          <draw:text-box>
            <text:p text:style-name="P2"><text:span text:style-name="T7">нижний</text:span></text:p>
          </draw:text-box>
        </draw:frame>
        <draw:line draw:style-name="gr77" draw:text-style-name="P4" draw:layer="layout" svg:x1="10.863cm" svg:y1="5.06cm" svg:x2="10.863cm" svg:y2="4.488cm">
          <text:p/>
        </draw:line>
        <draw:line draw:style-name="gr77" draw:text-style-name="P4" draw:layer="layout" svg:x1="10.883cm" svg:y1="4.488cm" svg:x2="11.453cm" svg:y2="3.918cm">
          <text:p/>
        </draw:line>
        <draw:line draw:style-name="gr77" draw:text-style-name="P4" draw:layer="layout" svg:x1="10.853cm" svg:y1="4.488cm" svg:x2="10.283cm" svg:y2="3.918cm">
          <text:p/>
        </draw:line>
        <draw:line draw:style-name="gr74" draw:text-style-name="P4" draw:layer="layout" svg:x1="11.453cm" svg:y1="3.904cm" svg:x2="12.001cm" svg:y2="3.904cm">
          <text:p/>
        </draw:line>
        <draw:line draw:style-name="gr74" draw:text-style-name="P4" draw:layer="layout" svg:x1="9.667cm" svg:y1="3.904cm" svg:x2="10.215cm" svg:y2="3.904cm">
          <text:p/>
        </draw:line>
        <draw:frame draw:style-name="gr78" draw:text-style-name="P21" draw:layer="layout" svg:width="4.25cm" svg:height="0.755cm" svg:x="5.834cm" svg:y="2.854cm">
          <draw:text-box>
            <text:p text:style-name="P2"><text:span text:style-name="T7">уровень </text:span><text:span text:style-name="T7">опустошения</text:span></text:p>
          </draw:text-box>
        </draw:frame>
        <draw:line draw:style-name="gr79" draw:text-style-name="P4" draw:layer="layout" svg:x1="6.776cm" svg:y1="14.25cm" svg:x2="18.276cm" svg:y2="14.25cm">
          <text:p/>
        </draw:line>
        <draw:frame draw:style-name="gr75" draw:text-style-name="P21" draw:layer="layout" svg:width="3.196cm" svg:height="0.775cm" svg:x="12.034cm" svg:y="3.502cm">
          <draw:text-box>
            <text:p text:style-name="P2"><text:span text:style-name="T7">нет</text:span></text:p>
          </draw:text-box>
        </draw:frame>
        <draw:frame draw:style-name="gr78" draw:text-style-name="P21" draw:layer="layout" svg:width="4.25cm" svg:height="0.755cm" svg:x="11.512cm" svg:y="2.855cm">
          <draw:text-box>
            <text:p text:style-name="P2"><text:span text:style-name="T7">ошибки уровней</text:span></text:p>
          </draw:text-box>
        </draw:frame>
        <draw:frame draw:style-name="gr75" draw:text-style-name="P21" draw:layer="layout" svg:width="3.196cm" svg:height="0.775cm" svg:x="15.25cm" svg:y="3.5cm">
          <draw:text-box>
            <text:p text:style-name="P2"><text:span text:style-name="T7">345</text:span></text:p>
          </draw:text-box>
        </draw:frame>
        <draw:frame draw:style-name="gr78" draw:text-style-name="P21" draw:layer="layout" svg:width="3.25cm" svg:height="0.755cm" svg:x="15.208cm" svg:y="2.854cm">
          <draw:text-box>
            <text:p text:style-name="P2"><text:span text:style-name="T7">связь</text:span></text:p>
          </draw:text-box>
        </draw:frame>
        <draw:frame draw:style-name="gr80" draw:text-style-name="P8" draw:layer="layout" svg:width="1.142cm" svg:height="0.326cm" svg:x="8.483cm" svg:y="8.089cm">
          <draw:text-box>
            <text:p text:style-name="P7"><text:span text:style-name="T1">1-LT</text:span></text:p>
          </draw:text-box>
        </draw:frame>
        <draw:frame draw:style-name="gr81" draw:text-style-name="P22" draw:layer="layout" svg:width="1.142cm" svg:height="0.327cm" svg:x="8.483cm" svg:y="8.516cm">
          <draw:text-box>
            <text:p text:style-name="P7"><text:span text:style-name="T2">002</text:span></text:p>
          </draw:text-box>
        </draw:frame>
        <draw:frame draw:style-name="gr82" draw:text-style-name="P8" draw:layer="layout" svg:width="1.142cm" svg:height="0.326cm" svg:x="10.283cm" svg:y="8.089cm">
          <draw:text-box>
            <text:p text:style-name="P7"><text:span text:style-name="T1">1-LT</text:span></text:p>
          </draw:text-box>
        </draw:frame>
        <draw:frame draw:style-name="gr83" draw:text-style-name="P22" draw:layer="layout" svg:width="1.142cm" svg:height="0.327cm" svg:x="10.283cm" svg:y="8.516cm">
          <draw:text-box>
            <text:p text:style-name="P7"><text:span text:style-name="T2">003</text:span></text:p>
          </draw:text-box>
        </draw:frame>
        <draw:frame draw:style-name="gr84" draw:text-style-name="P8" draw:layer="layout" svg:width="1.142cm" svg:height="0.326cm" svg:x="10.248cm" svg:y="5.279cm">
          <draw:text-box>
            <text:p text:style-name="P7"><text:span text:style-name="T1">1-LIC</text:span></text:p>
          </draw:text-box>
        </draw:frame>
        <draw:frame draw:style-name="gr85" draw:text-style-name="P22" draw:layer="layout" svg:width="1.142cm" svg:height="0.327cm" svg:x="10.248cm" svg:y="5.706cm">
          <draw:text-box>
            <text:p text:style-name="P7"><text:span text:style-name="T2">001</text:span></text:p>
          </draw:text-box>
        </draw:frame>
        <draw:frame draw:style-name="gr86" draw:text-style-name="P8" draw:layer="layout" svg:width="1.142cm" svg:height="0.326cm" svg:x="25.718cm" svg:y="11.371cm">
          <draw:text-box>
            <text:p text:style-name="P7"><text:span text:style-name="T1">1-HS</text:span></text:p>
          </draw:text-box>
        </draw:frame>
        <draw:frame draw:style-name="gr87" draw:text-style-name="P22" draw:layer="layout" svg:width="1.142cm" svg:height="0.327cm" svg:x="25.718cm" svg:y="11.798cm">
          <draw:text-box>
            <text:p text:style-name="P7"><text:span text:style-name="T2">001</text:span></text:p>
          </draw:text-box>
        </draw:frame>
      </draw:page>
      <draw:page draw:name="page2" draw:style-name="dp1" draw:master-page-name="Обычный">
        <draw:custom-shape draw:style-name="gr88" draw:text-style-name="P1" draw:layer="layout" svg:width="26.898cm" svg:height="13.624cm" svg:x="1.404cm" svg:y="2.526cm">
          <text:p/>
          <draw:enhanced-geometry svg:viewBox="0 0 21600 21600" draw:type="rectangle" draw:enhanced-path="M 0 0 L 21600 0 21600 21600 0 21600 0 0 Z N"/>
        </draw:custom-shape>
        <draw:frame draw:style-name="gr89" draw:text-style-name="P2" draw:layer="layout" svg:width="4.435cm" svg:height="0.38cm" draw:transform="rotate (-1.5707963267949) translate (19.308cm 10.065cm)">
          <draw:image xlink:href="Pictures/100002010000020D00000014F14194025B4ECA55.png" xlink:type="simple" xlink:show="embed" xlink:actuate="onLoad" draw:mime-type="image/png">
            <text:p/>
          </draw:image>
        </draw:frame>
        <draw:g>
          <draw:custom-shape draw:style-name="gr90" draw:text-style-name="P6" draw:layer="layout" svg:width="1.142cm" svg:height="1.142cm" svg:x="6.699cm" svg:y="7.55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91" draw:text-style-name="P8" draw:layer="layout" svg:width="1.142cm" svg:height="0.326cm" svg:x="6.694cm" svg:y="7.789cm">
            <draw:text-box>
              <text:p text:style-name="P7"><text:span text:style-name="T1">1-LT</text:span></text:p>
            </draw:text-box>
          </draw:frame>
          <draw:frame draw:style-name="gr92" draw:text-style-name="P8" draw:layer="layout" svg:width="1.142cm" svg:height="0.327cm" svg:x="6.694cm" svg:y="8.216cm">
            <draw:text-box>
              <text:p text:style-name="P7"><text:span text:style-name="T2">001</text:span></text:p>
            </draw:text-box>
          </draw:frame>
        </draw:g>
        <draw:custom-shape draw:style-name="gr93" draw:text-style-name="P9" draw:layer="layout" svg:width="1.142cm" svg:height="1.142cm" svg:x="10.271cm" svg:y="7.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4" draw:text-style-name="P4" draw:layer="layout" svg:x1="12.458cm" svg:y1="8.599cm" svg:x2="12.458cm" svg:y2="8.984cm">
          <text:p/>
        </draw:line>
        <draw:line draw:style-name="gr94" draw:text-style-name="P4" draw:layer="layout" svg:x1="14.158cm" svg:y1="8.6cm" svg:x2="14.158cm" svg:y2="8.985cm">
          <text:p/>
        </draw:line>
        <draw:line draw:style-name="gr94" draw:text-style-name="P4" draw:layer="layout" svg:x1="14.35cm" svg:y1="8.592cm" svg:x2="12.246cm" svg:y2="8.592cm">
          <text:p/>
        </draw:line>
        <draw:line draw:style-name="gr94" draw:text-style-name="P4" draw:layer="layout" svg:x1="14.35cm" svg:y1="8.454cm" svg:x2="12.246cm" svg:y2="8.454cm">
          <text:p/>
        </draw:line>
        <draw:frame draw:style-name="gr25" draw:text-style-name="P16" draw:layer="layout" svg:width="3.724cm" svg:height="0.645cm" svg:x="10.565cm" svg:y="15.384cm">
          <draw:text-box>
            <text:p text:style-name="P2"><text:span text:style-name="T4">1-T-001</text:span></text:p>
          </draw:text-box>
        </draw:frame>
        <draw:custom-shape draw:style-name="gr95" draw:text-style-name="P9" draw:layer="layout" svg:width="1.142cm" svg:height="1.142cm" svg:x="10.26cm" svg:y="4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4" draw:layer="layout" svg:width="1.191cm" svg:height="1.191cm" svg:x="10.233cm" svg:y="4.7cm">
          <text:p/>
          <draw:enhanced-geometry svg:viewBox="0 0 21600 21600" draw:type="rectangle" draw:enhanced-path="M 0 0 L 21600 0 21600 21600 0 21600 0 0 Z N"/>
        </draw:custom-shape>
        <draw:line draw:style-name="gr8" draw:text-style-name="P4" draw:layer="layout" svg:x1="10.26cm" svg:y1="5.285cm" svg:x2="11.402cm" svg:y2="5.285cm">
          <text:p/>
        </draw:line>
        <draw:circle draw:style-name="gr96" draw:text-style-name="P20" draw:layer="layout" svg:width="0.1cm" svg:height="0.1cm" svg:x="7.732cm" svg:y="5.243cm">
          <text:p/>
        </draw:circle>
        <draw:circle draw:style-name="gr97" draw:text-style-name="P20" draw:layer="layout" svg:width="0.1cm" svg:height="0.1cm" svg:x="8.333cm" svg:y="5.243cm">
          <text:p/>
        </draw:circle>
        <draw:line draw:style-name="gr98" draw:text-style-name="P20" draw:layer="layout" svg:x1="8.483cm" svg:y1="5.293cm" svg:x2="8.683cm" svg:y2="5.293cm">
          <text:p/>
        </draw:line>
        <draw:circle draw:style-name="gr99" draw:text-style-name="P20" draw:layer="layout" svg:width="0.1cm" svg:height="0.1cm" svg:x="8.933cm" svg:y="5.243cm">
          <text:p/>
        </draw:circle>
        <draw:line draw:style-name="gr100" draw:text-style-name="P20" draw:layer="layout" svg:x1="8.683cm" svg:y1="5.293cm" svg:x2="8.883cm" svg:y2="5.293cm">
          <text:p/>
        </draw:line>
        <draw:line draw:style-name="gr101" draw:text-style-name="P20" draw:layer="layout" svg:x1="7.883cm" svg:y1="5.293cm" svg:x2="8.083cm" svg:y2="5.293cm">
          <text:p/>
        </draw:line>
        <draw:line draw:style-name="gr102" draw:text-style-name="P20" draw:layer="layout" svg:x1="8.083cm" svg:y1="5.293cm" svg:x2="8.283cm" svg:y2="5.293cm">
          <text:p/>
        </draw:line>
        <draw:line draw:style-name="gr103" draw:text-style-name="P20" draw:layer="layout" svg:x1="7.283cm" svg:y1="5.293cm" svg:x2="7.483cm" svg:y2="5.293cm">
          <text:p/>
        </draw:line>
        <draw:line draw:style-name="gr104" draw:text-style-name="P20" draw:layer="layout" svg:x1="7.483cm" svg:y1="5.293cm" svg:x2="7.683cm" svg:y2="5.293cm">
          <text:p/>
        </draw:line>
        <draw:circle draw:style-name="gr105" draw:text-style-name="P20" draw:layer="layout" svg:width="0.1cm" svg:height="0.1cm" svg:x="9.533cm" svg:y="5.243cm">
          <text:p/>
        </draw:circle>
        <draw:line draw:style-name="gr106" draw:text-style-name="P20" draw:layer="layout" svg:x1="9.683cm" svg:y1="5.293cm" svg:x2="9.883cm" svg:y2="5.293cm">
          <text:p/>
        </draw:line>
        <draw:circle draw:style-name="gr107" draw:text-style-name="P20" draw:layer="layout" svg:width="0.1cm" svg:height="0.1cm" svg:x="10.133cm" svg:y="5.243cm">
          <text:p/>
        </draw:circle>
        <draw:line draw:style-name="gr108" draw:text-style-name="P20" draw:layer="layout" svg:x1="9.883cm" svg:y1="5.293cm" svg:x2="10.083cm" svg:y2="5.293cm">
          <text:p/>
        </draw:line>
        <draw:line draw:style-name="gr109" draw:text-style-name="P20" draw:layer="layout" svg:x1="9.083cm" svg:y1="5.293cm" svg:x2="9.283cm" svg:y2="5.293cm">
          <text:p/>
        </draw:line>
        <draw:line draw:style-name="gr110" draw:text-style-name="P20" draw:layer="layout" svg:x1="9.283cm" svg:y1="5.293cm" svg:x2="9.483cm" svg:y2="5.293cm">
          <text:p/>
        </draw:line>
        <draw:circle draw:style-name="gr111" draw:text-style-name="P20" draw:layer="layout" svg:width="0.1cm" svg:height="0.1cm" draw:transform="rotate (1.5707963267949) translate (7.208cm 6.036cm)">
          <text:p/>
        </draw:circle>
        <draw:circle draw:style-name="gr112" draw:text-style-name="P20" draw:layer="layout" svg:width="0.1cm" svg:height="0.1cm" draw:transform="rotate (1.5707963267949) translate (7.208cm 5.435cm)">
          <text:p/>
        </draw:circle>
        <draw:line draw:style-name="gr113" draw:text-style-name="P20" draw:layer="layout" svg:x1="7.258cm" svg:y1="5.885cm" svg:x2="7.258cm" svg:y2="5.685cm">
          <text:p/>
        </draw:line>
        <draw:line draw:style-name="gr114" draw:text-style-name="P20" draw:layer="layout" svg:x1="7.258cm" svg:y1="5.685cm" svg:x2="7.258cm" svg:y2="5.485cm">
          <text:p/>
        </draw:line>
        <draw:line draw:style-name="gr115" draw:text-style-name="P20" draw:layer="layout" svg:x1="7.258cm" svg:y1="6.612cm" svg:x2="7.258cm" svg:y2="6.412cm">
          <text:p/>
        </draw:line>
        <draw:line draw:style-name="gr116" draw:text-style-name="P20" draw:layer="layout" svg:x1="7.258cm" svg:y1="6.285cm" svg:x2="7.258cm" svg:y2="6.085cm">
          <text:p/>
        </draw:line>
        <draw:circle draw:style-name="gr117" draw:text-style-name="P20" draw:layer="layout" svg:width="0.1cm" svg:height="0.1cm" draw:transform="rotate (1.5707963267949) translate (9.009cm 6.037cm)">
          <text:p/>
        </draw:circle>
        <draw:line draw:style-name="gr118" draw:text-style-name="P20" draw:layer="layout" svg:x1="9.059cm" svg:y1="5.886cm" svg:x2="9.059cm" svg:y2="5.686cm">
          <text:p/>
        </draw:line>
        <draw:line draw:style-name="gr119" draw:text-style-name="P20" draw:layer="layout" svg:x1="9.059cm" svg:y1="5.686cm" svg:x2="9.059cm" svg:y2="5.343cm">
          <text:p/>
        </draw:line>
        <draw:line draw:style-name="gr120" draw:text-style-name="P20" draw:layer="layout" svg:x1="9.059cm" svg:y1="6.286cm" svg:x2="9.059cm" svg:y2="6.086cm">
          <text:p/>
        </draw:line>
        <draw:circle draw:style-name="gr121" draw:text-style-name="P20" draw:layer="layout" svg:width="0.1cm" svg:height="0.1cm" draw:transform="rotate (1.5707963267949) translate (10.792cm 6.038cm)">
          <text:p/>
        </draw:circle>
        <draw:line draw:style-name="gr122" draw:text-style-name="P20" draw:layer="layout" svg:x1="10.842cm" svg:y1="6.287cm" svg:x2="10.842cm" svg:y2="6.087cm">
          <text:p/>
        </draw:line>
        <draw:frame draw:style-name="gr25" draw:text-style-name="P16" draw:layer="layout" svg:width="3.724cm" svg:height="0.645cm" svg:x="19.75cm" svg:y="12.485cm">
          <draw:text-box>
            <text:p text:style-name="P2"><text:span text:style-name="T4">1-P-001</text:span></text:p>
          </draw:text-box>
        </draw:frame>
        <draw:line draw:style-name="gr77" draw:text-style-name="P4" draw:layer="layout" svg:x1="10.863cm" svg:y1="4.726cm" svg:x2="10.863cm" svg:y2="4.154cm">
          <text:p/>
        </draw:line>
        <draw:line draw:style-name="gr77" draw:text-style-name="P4" draw:layer="layout" svg:x1="10.883cm" svg:y1="4.154cm" svg:x2="11.453cm" svg:y2="3.584cm">
          <text:p/>
        </draw:line>
        <draw:line draw:style-name="gr77" draw:text-style-name="P4" draw:layer="layout" svg:x1="10.853cm" svg:y1="4.154cm" svg:x2="10.283cm" svg:y2="3.584cm">
          <text:p/>
        </draw:line>
        <draw:line draw:style-name="gr74" draw:text-style-name="P4" draw:layer="layout" svg:x1="11.453cm" svg:y1="3.57cm" svg:x2="12.001cm" svg:y2="3.57cm">
          <text:p/>
        </draw:line>
        <draw:line draw:style-name="gr74" draw:text-style-name="P4" draw:layer="layout" svg:x1="8.5cm" svg:y1="3.57cm" svg:x2="10.215cm" svg:y2="3.57cm">
          <text:p/>
        </draw:line>
        <draw:g>
          <draw:custom-shape draw:style-name="gr123" draw:text-style-name="P9" draw:layer="layout" svg:width="1.142cm" svg:height="1.142cm" svg:x="8.495cm" svg:y="7.5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24" draw:text-style-name="P8" draw:layer="layout" svg:width="1.142cm" svg:height="0.326cm" svg:x="8.483cm" svg:y="7.808cm">
            <draw:text-box>
              <text:p text:style-name="P7"><text:span text:style-name="T1">1-LT</text:span></text:p>
            </draw:text-box>
          </draw:frame>
          <draw:frame draw:style-name="gr125" draw:text-style-name="P22" draw:layer="layout" svg:width="1.142cm" svg:height="0.327cm" svg:x="8.483cm" svg:y="8.235cm">
            <draw:text-box>
              <text:p text:style-name="P7"><text:span text:style-name="T2">002</text:span></text:p>
            </draw:text-box>
          </draw:frame>
        </draw:g>
        <draw:frame draw:style-name="gr126" draw:text-style-name="P8" draw:layer="layout" svg:width="1.142cm" svg:height="0.326cm" svg:x="10.259cm" svg:y="7.808cm">
          <draw:text-box>
            <text:p text:style-name="P7"><text:span text:style-name="T1">1-LT</text:span></text:p>
          </draw:text-box>
        </draw:frame>
        <draw:frame draw:style-name="gr127" draw:text-style-name="P22" draw:layer="layout" svg:width="1.142cm" svg:height="0.327cm" svg:x="10.259cm" svg:y="8.235cm">
          <draw:text-box>
            <text:p text:style-name="P7"><text:span text:style-name="T2">003</text:span></text:p>
          </draw:text-box>
        </draw:frame>
        <draw:frame draw:style-name="gr128" draw:text-style-name="P8" draw:layer="layout" svg:width="1.142cm" svg:height="0.326cm" svg:x="10.248cm" svg:y="4.945cm">
          <draw:text-box>
            <text:p text:style-name="P7"><text:span text:style-name="T1">1-LIC</text:span></text:p>
          </draw:text-box>
        </draw:frame>
        <draw:frame draw:style-name="gr129" draw:text-style-name="P22" draw:layer="layout" svg:width="1.142cm" svg:height="0.327cm" svg:x="10.248cm" svg:y="5.372cm">
          <draw:text-box>
            <text:p text:style-name="P7"><text:span text:style-name="T2">001</text:span></text:p>
          </draw:text-box>
        </draw:frame>
        <draw:custom-shape draw:style-name="gr130" draw:text-style-name="P5" draw:layer="layout" svg:width="11.695cm" svg:height="6.266cm" svg:x="6.679cm" svg:y="8.984cm">
          <text:p/>
          <draw:enhanced-geometry svg:viewBox="0 0 21600 21600" draw:type="rectangle" draw:enhanced-path="M 0 0 L 21600 0 21600 21600 0 21600 0 0 Z N"/>
        </draw:custom-shape>
        <draw:frame draw:style-name="gr131" draw:text-style-name="P4" draw:layer="layout" svg:width="7.053cm" svg:height="0.492cm" svg:x="21cm" svg:y="13.758cm">
          <draw:image xlink:href="Pictures/10000201000000C80000000EC5A03BF77C8E43C3.png" xlink:type="simple" xlink:show="embed" xlink:actuate="onLoad" draw:mime-type="image/png">
            <text:p/>
          </draw:image>
        </draw:frame>
        <draw:custom-shape draw:style-name="gr132" draw:text-style-name="P23" draw:layer="layout" svg:width="3.484cm" svg:height="0.775cm" draw:transform="rotate (-3.14159265358979) translate (28.097cm 14.373cm)">
          <text:p/>
          <draw:enhanced-geometry svg:viewBox="0 0 21600 21600" draw:text-areas="0 0 21600 21600" draw:type="pentagon-right" draw:modifiers="20378.9956958393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31" draw:text-style-name="P4" draw:layer="layout" svg:width="3.916cm" svg:height="0.492cm" draw:transform="rotate (1.5707963267949) translate (20.175cm 12.75cm)">
          <draw:image xlink:href="Pictures/10000201000000C80000000EC5A03BF77C8E43C3.png" xlink:type="simple" xlink:show="embed" xlink:actuate="onLoad" draw:mime-type="image/png">
            <text:p/>
          </draw:image>
        </draw:frame>
        <draw:frame draw:style-name="gr89" draw:text-style-name="P2" draw:layer="layout" svg:width="7.75cm" svg:height="0.38cm" draw:transform="rotate (-3.14159265358979) translate (27.5cm 15.335cm)">
          <draw:image xlink:href="Pictures/100002010000020D00000014F14194025B4ECA55.png" xlink:type="simple" xlink:show="embed" xlink:actuate="onLoad" draw:mime-type="image/png">
            <text:p/>
          </draw:image>
        </draw:frame>
        <draw:frame draw:style-name="gr89" draw:text-style-name="P2" draw:layer="layout" svg:width="1.587cm" svg:height="2.195cm" svg:x="20.045cm" svg:y="12.593cm">
          <draw:image xlink:href="Pictures/100002010000003C000000534E3E444F6FEE9744.png" xlink:type="simple" xlink:show="embed" xlink:actuate="onLoad" draw:mime-type="image/png">
            <text:p/>
          </draw:image>
        </draw:frame>
        <draw:frame draw:style-name="gr29" draw:text-style-name="P25" draw:layer="layout" svg:width="3.196cm" svg:height="0.775cm" svg:x="24.827cm" svg:y="13.587cm">
          <draw:text-box>
            <text:p text:style-name="P24"><text:span text:style-name="T8">скваж</text:span><text:span text:style-name="T8">ина</text:span></text:p>
          </draw:text-box>
        </draw:frame>
        <draw:frame draw:style-name="gr131" draw:text-style-name="P4" draw:layer="layout" svg:width="2cm" svg:height="0.492cm" svg:x="17.828cm" svg:y="8.034cm">
          <draw:image xlink:href="Pictures/10000201000000C80000000EC5A03BF77C8E43C3.png" xlink:type="simple" xlink:show="embed" xlink:actuate="onLoad" draw:mime-type="image/png">
            <text:p/>
          </draw:image>
        </draw:frame>
        <draw:frame draw:style-name="gr131" draw:text-style-name="P4" draw:layer="layout" svg:width="1.057cm" svg:height="0.951cm" svg:x="16.893cm" svg:y="8cm">
          <draw:image xlink:href="Pictures/100002010000001E0000001B27215A8EAE8FD340.png" xlink:type="simple" xlink:show="embed" xlink:actuate="onLoad" draw:mime-type="image/png">
            <text:p/>
          </draw:image>
        </draw:frame>
        <draw:frame draw:style-name="gr131" draw:text-style-name="P4" draw:layer="layout" svg:width="1.057cm" svg:height="0.951cm" draw:transform="rotate (-1.5707963267949) translate (20.697cm 7.974cm)">
          <draw:image xlink:href="Pictures/100002010000001E0000001B27215A8EAE8FD340.png" xlink:type="simple" xlink:show="embed" xlink:actuate="onLoad" draw:mime-type="image/png">
            <text:p/>
          </draw:image>
        </draw:frame>
        <draw:frame draw:style-name="gr131" draw:text-style-name="P4" draw:layer="layout" svg:width="0.341cm" svg:height="0.492cm" draw:transform="rotate (1.5707963267949) translate (16.958cm 9.25cm)">
          <draw:image xlink:href="Pictures/10000201000000C80000000EC5A03BF77C8E43C3.png" xlink:type="simple" xlink:show="embed" xlink:actuate="onLoad" draw:mime-type="image/png">
            <text:p/>
          </draw:image>
        </draw:frame>
        <draw:frame draw:style-name="gr131" draw:text-style-name="P4" draw:layer="layout" svg:width="0.18cm" svg:height="0.49cm" svg:x="6.615cm" svg:y="14.43cm">
          <draw:image xlink:href="Pictures/10000201000000C80000000EC5A03BF77C8E43C3.png" xlink:type="simple" xlink:show="embed" xlink:actuate="onLoad" draw:mime-type="image/png">
            <text:p/>
          </draw:image>
        </draw:frame>
        <draw:frame draw:style-name="gr89" draw:text-style-name="P2" draw:layer="layout" svg:width="0.76cm" svg:height="0.38cm" draw:transform="rotate (-1.5707963267949) translate (6.62cm 14.314cm)">
          <draw:image xlink:href="Pictures/100002010000002400000012687BBC89E40C73BA.png" xlink:type="simple" xlink:show="embed" xlink:actuate="onLoad" draw:mime-type="image/png">
            <text:p/>
          </draw:image>
        </draw:frame>
        <draw:frame draw:style-name="gr131" draw:text-style-name="P4" draw:layer="layout" svg:width="4.44cm" svg:height="0.492cm" svg:x="2.035cm" svg:y="14.43cm">
          <draw:image xlink:href="Pictures/10000201000000C80000000EC5A03BF77C8E43C3.png" xlink:type="simple" xlink:show="embed" xlink:actuate="onLoad" draw:mime-type="image/png">
            <text:p/>
          </draw:image>
        </draw:frame>
        <draw:custom-shape draw:style-name="gr132" draw:text-style-name="P23" draw:layer="layout" svg:width="3.484cm" svg:height="0.775cm" draw:transform="rotate (-3.14159265358979) translate (5.075cm 15.036cm)">
          <text:p/>
          <draw:enhanced-geometry svg:viewBox="0 0 21600 21600" draw:text-areas="0 0 21600 21600" draw:type="pentagon-right" draw:modifiers="20378.9956958393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29" draw:text-style-name="P25" draw:layer="layout" svg:width="3.196cm" svg:height="0.775cm" svg:x="1.805cm" svg:y="14.25cm">
          <draw:text-box>
            <text:p text:style-name="P24"><text:span text:style-name="T8">тех.пр</text:span><text:span text:style-name="T8">оцесс</text:span></text:p>
          </draw:text-box>
        </draw:frame>
        <draw:line draw:style-name="gr133" draw:text-style-name="P20" draw:layer="layout" svg:x1="7.258cm" svg:y1="7.567cm" svg:x2="7.258cm" svg:y2="7.367cm">
          <text:p/>
        </draw:line>
        <draw:line draw:style-name="gr134" draw:text-style-name="P20" draw:layer="layout" svg:x1="9.058cm" svg:y1="7.568cm" svg:x2="9.058cm" svg:y2="7.368cm">
          <text:p/>
        </draw:line>
        <draw:line draw:style-name="gr135" draw:text-style-name="P20" draw:layer="layout" svg:x1="10.84cm" svg:y1="7.568cm" svg:x2="10.84cm" svg:y2="7.368cm">
          <text:p/>
        </draw:line>
        <draw:line draw:style-name="gr136" draw:text-style-name="P20" draw:layer="layout" svg:x1="9.058cm" svg:y1="6.613cm" svg:x2="9.058cm" svg:y2="6.413cm">
          <text:p/>
        </draw:line>
        <draw:line draw:style-name="gr137" draw:text-style-name="P20" draw:layer="layout" svg:x1="10.84cm" svg:y1="6.613cm" svg:x2="10.84cm" svg:y2="6.413cm">
          <text:p/>
        </draw:line>
        <draw:line draw:style-name="gr138" draw:text-style-name="P20" draw:layer="layout" svg:x1="7.258cm" svg:y1="6.912cm" svg:x2="7.258cm" svg:y2="6.712cm">
          <text:p/>
        </draw:line>
        <draw:line draw:style-name="gr139" draw:text-style-name="P20" draw:layer="layout" svg:x1="7.258cm" svg:y1="7.212cm" svg:x2="7.258cm" svg:y2="7.012cm">
          <text:p/>
        </draw:line>
        <draw:line draw:style-name="gr140" draw:text-style-name="P20" draw:layer="layout" svg:x1="9.058cm" svg:y1="6.912cm" svg:x2="9.058cm" svg:y2="6.712cm">
          <text:p/>
        </draw:line>
        <draw:line draw:style-name="gr141" draw:text-style-name="P20" draw:layer="layout" svg:x1="9.058cm" svg:y1="7.212cm" svg:x2="9.058cm" svg:y2="7.012cm">
          <text:p/>
        </draw:line>
        <draw:line draw:style-name="gr142" draw:text-style-name="P20" draw:layer="layout" svg:x1="10.84cm" svg:y1="6.912cm" svg:x2="10.84cm" svg:y2="6.712cm">
          <text:p/>
        </draw:line>
        <draw:line draw:style-name="gr143" draw:text-style-name="P20" draw:layer="layout" svg:x1="10.84cm" svg:y1="7.212cm" svg:x2="10.84cm" svg:y2="7.012cm">
          <text:p/>
        </draw:line>
        <draw:frame draw:style-name="gr89" draw:text-style-name="P2" draw:layer="layout" svg:width="0.19cm" svg:height="0.43cm" draw:transform="rotate (-3.14159265358979) translate (18.454cm 9.67cm)">
          <draw:image xlink:href="Pictures/100002010000020D00000014F14194025B4ECA55.png" xlink:type="simple" xlink:show="embed" xlink:actuate="onLoad" draw:mime-type="image/png">
            <text:p/>
          </draw:image>
        </draw:frame>
        <draw:frame draw:style-name="gr89" draw:text-style-name="P2" draw:layer="layout" svg:width="0.9cm" svg:height="0.92cm" svg:x="18.44cm" svg:y="9.21cm">
          <draw:image xlink:href="Pictures/100002010000002D0000002E0DE03EFA4FBD360B.png" xlink:type="simple" xlink:show="embed" xlink:actuate="onLoad" draw:mime-type="image/png">
            <text:p/>
          </draw:image>
        </draw:frame>
        <draw:frame draw:style-name="gr89" draw:text-style-name="P2" draw:layer="layout" svg:width="0.9cm" svg:height="0.92cm" draw:transform="rotate (-3.14159265358979) translate (19.776cm 15.388cm)">
          <draw:image xlink:href="Pictures/100002010000002D0000002E0DE03EFA4FBD360B.png" xlink:type="simple" xlink:show="embed" xlink:actuate="onLoad" draw:mime-type="image/png">
            <text:p/>
          </draw:image>
        </draw:frame>
        <draw:custom-shape draw:style-name="gr132" draw:text-style-name="P23" draw:layer="layout" svg:width="3.484cm" svg:height="0.775cm" svg:x="24.639cm" svg:y="14.745cm">
          <text:p/>
          <draw:enhanced-geometry svg:viewBox="0 0 21600 21600" draw:text-areas="0 0 21600 21600" draw:type="pentagon-right" draw:modifiers="20378.9956958393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29" draw:text-style-name="P25" draw:layer="layout" svg:width="3.196cm" svg:height="0.775cm" svg:x="24.827cm" svg:y="14.745cm">
          <draw:text-box>
            <text:p text:style-name="P24"><text:span text:style-name="T8">с</text:span><text:span text:style-name="T8">т</text:span><text:span text:style-name="T8">о</text:span><text:span text:style-name="T8">ч</text:span><text:span text:style-name="T8">н</text:span><text:span text:style-name="T8">ы</text:span><text:span text:style-name="T8">е </text:span><text:span text:style-name="T8">в</text:span><text:span text:style-name="T8">о</text:span><text:span text:style-name="T8">д</text:span><text:span text:style-name="T8">ы</text:span></text:p>
          </draw:text-box>
        </draw:frame>
        <draw:custom-shape draw:style-name="gr144" draw:text-style-name="P9" draw:layer="layout" svg:width="1.142cm" svg:height="1.142cm" svg:x="25.83cm" svg:y="11.4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4" xml:id="id18" draw:id="id18" draw:layer="layout" svg:width="1.191cm" svg:height="1.191cm" svg:x="25.803cm" svg:y="11.386cm">
          <text:p/>
          <draw:enhanced-geometry svg:viewBox="0 0 21600 21600" draw:type="rectangle" draw:enhanced-path="M 0 0 L 21600 0 21600 21600 0 21600 0 0 Z N"/>
        </draw:custom-shape>
        <draw:line draw:style-name="gr8" draw:text-style-name="P4" draw:layer="layout" svg:x1="25.83cm" svg:y1="11.971cm" svg:x2="26.972cm" svg:y2="11.971cm">
          <text:p/>
        </draw:line>
        <draw:connector draw:style-name="gr74" draw:text-style-name="P4" draw:layer="layout" draw:type="line" svg:x1="26.398cm" svg:y1="11.386cm" svg:x2="26.387cm" svg:y2="10.693cm" draw:start-shape="id18" draw:start-glue-point="0" svg:d="M26398 11386l-11-693" svg:viewBox="0 0 12 694">
          <text:p/>
        </draw:connector>
        <draw:frame draw:style-name="gr29" draw:text-style-name="P27" draw:layer="layout" svg:width="3.196cm" svg:height="0.775cm" svg:x="24.816cm" svg:y="12.439cm">
          <draw:text-box>
            <text:p text:style-name="P26"><text:span text:style-name="T9">режим</text:span></text:p>
          </draw:text-box>
        </draw:frame>
        <draw:frame draw:style-name="gr145" draw:text-style-name="P8" draw:layer="layout" svg:width="1.142cm" svg:height="0.326cm" svg:x="25.822cm" svg:y="11.606cm">
          <draw:text-box>
            <text:p text:style-name="P7"><text:span text:style-name="T1">1-HS</text:span></text:p>
          </draw:text-box>
        </draw:frame>
        <draw:frame draw:style-name="gr146" draw:text-style-name="P22" draw:layer="layout" svg:width="1.142cm" svg:height="0.327cm" svg:x="25.822cm" svg:y="12.033cm">
          <draw:text-box>
            <text:p text:style-name="P7"><text:span text:style-name="T2">001</text:span></text:p>
          </draw:text-box>
        </draw:frame>
        <draw:frame draw:style-name="gr147" draw:text-style-name="P21" draw:layer="layout" svg:width="4.666cm" svg:height="0.645cm" svg:x="6.182cm" svg:y="2.709cm">
          <draw:text-box>
            <text:p text:style-name="P2"><text:span text:style-name="T7">ур</text:span><text:span text:style-name="T7">о</text:span><text:span text:style-name="T7">в</text:span><text:span text:style-name="T7">е</text:span><text:span text:style-name="T7">н</text:span><text:span text:style-name="T7">ь </text:span><text:span text:style-name="T7">о</text:span><text:span text:style-name="T7">пу</text:span><text:span text:style-name="T7">ст</text:span><text:span text:style-name="T7">о</text:span><text:span text:style-name="T7">ш</text:span><text:span text:style-name="T7">е</text:span><text:span text:style-name="T7">н</text:span><text:span text:style-name="T7">и</text:span><text:span text:style-name="T7">я</text:span></text:p>
          </draw:text-box>
        </draw:frame>
        <draw:line draw:style-name="gr148" draw:text-style-name="P20" draw:layer="layout" svg:x1="9.06cm" svg:y1="8.908cm" svg:x2="9.06cm" svg:y2="8.708cm">
          <text:p/>
        </draw:line>
        <draw:frame draw:style-name="gr89" draw:text-style-name="P2" draw:layer="layout" svg:width="0.475cm" svg:height="0.29cm" svg:x="8.818cm" svg:y="8.769cm">
          <draw:image xlink:href="Pictures/10000201000000120000000B698A84585115E332.png" xlink:type="simple" xlink:show="embed" xlink:actuate="onLoad" draw:mime-type="image/png">
            <text:p/>
          </draw:image>
        </draw:frame>
        <draw:line draw:style-name="gr149" draw:text-style-name="P20" draw:layer="layout" svg:x1="7.261cm" svg:y1="8.904cm" svg:x2="7.261cm" svg:y2="8.704cm">
          <text:p/>
        </draw:line>
        <draw:frame draw:style-name="gr89" draw:text-style-name="P2" draw:layer="layout" svg:width="0.475cm" svg:height="0.29cm" svg:x="7.019cm" svg:y="8.765cm">
          <draw:image xlink:href="Pictures/10000201000000120000000B698A84585115E332.png" xlink:type="simple" xlink:show="embed" xlink:actuate="onLoad" draw:mime-type="image/png">
            <text:p/>
          </draw:image>
        </draw:frame>
        <draw:line draw:style-name="gr150" draw:text-style-name="P20" draw:layer="layout" svg:x1="10.845cm" svg:y1="8.904cm" svg:x2="10.845cm" svg:y2="8.704cm">
          <text:p/>
        </draw:line>
        <draw:frame draw:style-name="gr89" draw:text-style-name="P2" draw:layer="layout" svg:width="0.475cm" svg:height="0.29cm" svg:x="10.603cm" svg:y="8.765cm">
          <draw:image xlink:href="Pictures/10000201000000120000000B698A84585115E332.png" xlink:type="simple" xlink:show="embed" xlink:actuate="onLoad" draw:mime-type="image/png">
            <text:p/>
          </draw:image>
        </draw:frame>
        <draw:frame draw:style-name="gr151" draw:text-style-name="P21" draw:layer="layout" svg:width="3.368cm" svg:height="0.645cm" svg:x="11.382cm" svg:y="2.71cm">
          <draw:text-box>
            <text:p text:style-name="P2"><text:span text:style-name="T7">ошибки уровней</text:span></text:p>
          </draw:text-box>
        </draw:frame>
        <draw:frame draw:style-name="gr151" draw:text-style-name="P21" draw:layer="layout" svg:width="2.518cm" svg:height="0.645cm" svg:x="14.482cm" svg:y="2.711cm">
          <draw:text-box>
            <text:p text:style-name="P2"><text:span text:style-name="T7">с</text:span><text:span text:style-name="T7">в</text:span><text:span text:style-name="T7">я</text:span><text:span text:style-name="T7">з</text:span><text:span text:style-name="T7">ь</text:span></text:p>
          </draw:text-box>
        </draw:frame>
        <draw:line draw:style-name="gr152" draw:text-style-name="P4" draw:layer="layout" svg:x1="12.025cm" svg:y1="3.57cm" svg:x2="15.25cm" svg:y2="3.57cm">
          <text:p/>
        </draw:line>
        <draw:line draw:style-name="gr153" draw:text-style-name="P4" draw:layer="layout" svg:x1="7.262cm" svg:y1="8.998cm" svg:x2="7.262cm" svg:y2="14.223cm">
          <text:p/>
        </draw:line>
        <draw:line draw:style-name="gr153" draw:text-style-name="P4" draw:layer="layout" svg:x1="9.062cm" svg:y1="8.999cm" svg:x2="9.062cm" svg:y2="12.25cm">
          <text:p/>
        </draw:line>
        <draw:line draw:style-name="gr153" draw:text-style-name="P4" draw:layer="layout" svg:x1="10.838cm" svg:y1="9cm" svg:x2="10.838cm" svg:y2="10.25cm">
          <text:p/>
        </draw:line>
        <draw:custom-shape draw:style-name="gr5" draw:text-style-name="P3" draw:layer="layout" svg:width="11.6cm" svg:height="0.954cm" svg:x="6.763cm" svg:y="14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4" draw:text-style-name="P4" draw:layer="layout" svg:x1="17.172cm" svg:y1="9.32cm" svg:x2="17.172cm" svg:y2="10.198cm">
          <text:p/>
        </draw:line>
      </draw:page>
      <draw:page draw:name="page3" draw:style-name="dp1" draw:master-page-name="Обычный"/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1" svg:font-family="'Liberation Mono'" style:font-family-generic="modern" style:font-pitch="fixed"/>
    <style:font-face style:name="NSimSun2" svg:font-family="NSimSun" style:font-family-generic="modern" style:font-pitch="fixed"/>
    <style:font-face style:name="Liberation Mono" svg:font-family="'Liberation Mono'" style:font-family-generic="modern" style:font-pitch="variable"/>
    <style:font-face style:name="Liberation Sans1" svg:font-family="'Liberation Sans'" style:font-family-generic="modern" style:font-pitch="variable"/>
    <style:font-face style:name="NSimSun1" svg:font-family="NSimSun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iberation Serif1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large" draw:display-name="Arrow large" svg:viewBox="0 0 20 40" svg:d="M0 40l10-40 10 40z"/>
    <draw:marker draw:name="Triangle" svg:viewBox="0 0 1013 1130" svg:d="M1009 1050l-449-1008-22-30-29-12-34 12-21 26-449 1012-5 13v8l5 21 12 21 17 13 21 4h903l21-4 21-13 9-21 4-21v-8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Paragraph_20_Font" style:display-name="Default Paragraph Font" style:family="graphic">
      <style:paragraph-properties fo:margin-left="0cm" fo:margin-right="0cm" fo:text-align="start" fo:text-indent="0cm" style:text-autospace="ideograph-alpha"/>
      <style:text-properties fo:color="#00000a" loext:opacity="100%" style:font-name="Liberation Serif" fo:font-family="'Liberation Serif'" style:font-family-generic="roman" style:font-pitch="variable" fo:font-size="12pt" fo:language="ru" fo:country="RU" style:letter-kerning="true" style:font-name-asian="NSimSun2" style:font-family-asian="NSimSun" style:font-family-generic-asian="modern" style:font-pitch-asian="fixed" style:font-size-asian="12pt" style:language-asian="zh" style:country-asian="CN" style:font-name-complex="Liberation Serif" style:font-family-complex="'Liberation Serif'" style:font-family-generic-complex="roman" style:font-pitch-complex="variable" style:font-size-complex="12pt" style:language-complex="hi" style:country-complex="IN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4-25T07:47:59.279000000</meta:creation-date>
    <dc:date>2022-06-14T23:57:33.983368245</dc:date>
    <meta:editing-duration>P4DT3H10M16S</meta:editing-duration>
    <meta:editing-cycles>1337</meta:editing-cycles>
    <meta:generator>LibreOffice/7.1.8.1$Linux_X86_64 LibreOffice_project/10$Build-1</meta:generator>
    <meta:print-date>2022-04-28T22:24:58.143458820</meta:print-date>
    <dc:title>ПЛК107 (макет)</dc:title>
    <meta:document-statistic meta:object-count="240"/>
  </office:meta>
</office:document-meta>
</file>